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A80000009EEB2860A1D1E2511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gency FB" svg:font-family="'Agency FB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1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Footer">
      <style:text-properties officeooo:paragraph-rsid="000790f5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>
      <style:text-properties officeooo:paragraph-rsid="000790f5"/>
    </style:style>
    <style:style style:name="P4" style:family="paragraph" style:parent-style-name="List_20_Paragraph">
      <style:text-properties style:font-name="Agency FB" fo:font-size="12pt" style:font-size-asian="12pt"/>
    </style:style>
    <style:style style:name="P5" style:family="paragraph" style:parent-style-name="List_20_Paragraph" style:list-style-name="WWNum1">
      <style:text-properties style:font-name="Agency FB" fo:font-size="12pt" officeooo:rsid="000790f5" officeooo:paragraph-rsid="000790f5" style:font-name-asian="Calibri1" style:font-size-asian="12pt" style:language-asian="en" style:country-asian="US" style:font-name-complex="F" style:font-size-complex="10pt"/>
    </style:style>
    <style:style style:name="P6" style:family="paragraph" style:parent-style-name="List_20_Paragraph" style:list-style-name="WWNum1">
      <style:paragraph-properties fo:margin-left="0.635cm" fo:margin-right="0cm" fo:text-indent="0cm" style:auto-text-indent="false"/>
      <style:text-properties officeooo:rsid="000790f5" officeooo:paragraph-rsid="000790f5"/>
    </style:style>
    <style:style style:name="P7" style:family="paragraph" style:parent-style-name="List_20_Paragraph" style:list-style-name="WWNum1">
      <style:paragraph-properties fo:margin-left="0.635cm" fo:margin-right="0cm" fo:text-indent="0cm" style:auto-text-indent="false"/>
      <style:text-properties style:font-name="Agency FB" fo:font-size="12pt" officeooo:rsid="000790f5" officeooo:paragraph-rsid="000790f5" style:font-name-asian="Calibri1" style:font-size-asian="12pt" style:language-asian="en" style:country-asian="US" style:font-name-complex="F" style:font-size-complex="10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gency FB" fo:font-size="18pt" fo:font-weight="bold" style:font-size-asian="18pt" style:font-weight-asian="bold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Agency FB" fo:font-size="18pt" fo:font-weight="bold" style:font-size-asian="18pt" style:font-weight-asian="bold"/>
    </style:style>
    <style:style style:name="P11" style:family="paragraph" style:parent-style-name="Standard">
      <style:text-properties style:font-name="Agency FB" fo:font-size="12pt" fo:font-weight="bold" style:font-size-asian="12pt" style:font-weight-asian="bold"/>
    </style:style>
    <style:style style:name="P12" style:family="paragraph" style:parent-style-name="Standard">
      <style:paragraph-properties fo:text-align="center" style:justify-single-word="false" fo:break-before="page" fo:padding-left="0cm" fo:padding-right="0cm" fo:padding-top="0cm" fo:padding-bottom="0.035cm" fo:border-left="none" fo:border-right="none" fo:border-top="none" fo:border-bottom="3pt solid #000000"/>
    </style:style>
    <style:style style:name="P13" style:family="paragraph" style:parent-style-name="Standard">
      <style:paragraph-properties fo:padding-left="0cm" fo:padding-right="0cm" fo:padding-top="0cm" fo:padding-bottom="0.035cm" fo:border-left="none" fo:border-right="none" fo:border-top="none" fo:border-bottom="3pt solid #000000"/>
    </style:style>
    <style:style style:name="P14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3pt solid #000000"/>
    </style:style>
    <style:style style:name="P15" style:family="paragraph" style:parent-style-name="Standard" style:list-style-name="WWNum1">
      <style:paragraph-properties fo:padding-left="0cm" fo:padding-right="0cm" fo:padding-top="0cm" fo:padding-bottom="0.035cm" fo:border-left="none" fo:border-right="none" fo:border-top="none" fo:border-bottom="3pt solid #000000"/>
    </style:style>
    <style:style style:name="P16" style:family="paragraph" style:parent-style-name="Standard" style:list-style-name="WWNum1">
      <style:paragraph-properties fo:padding-left="0cm" fo:padding-right="0cm" fo:padding-top="0cm" fo:padding-bottom="0.035cm" fo:border-left="none" fo:border-right="none" fo:border-top="none" fo:border-bottom="3pt solid #000000"/>
      <style:text-properties officeooo:paragraph-rsid="000790f5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Agency FB" fo:font-size="12pt" style:font-size-asian="12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Agency FB" fo:font-size="12pt" style:font-size-asian="12pt" style:font-size-complex="10pt"/>
    </style:style>
    <style:style style:name="P19" style:family="paragraph" style:parent-style-name="Standard">
      <style:paragraph-properties fo:margin-left="0.635cm" fo:margin-right="0cm" fo:text-align="center" style:justify-single-word="false" fo:text-indent="0cm" style:auto-text-indent="false" fo:break-before="page" fo:padding-left="0cm" fo:padding-right="0cm" fo:padding-top="0cm" fo:padding-bottom="0.035cm" fo:border-left="none" fo:border-right="none" fo:border-top="none" fo:border-bottom="3pt solid #000000"/>
    </style:style>
    <style:style style:name="P20" style:family="paragraph" style:parent-style-name="Standard">
      <style:paragraph-properties fo:margin-left="0.635cm" fo:margin-right="0cm" fo:text-align="center" style:justify-single-word="false" fo:text-indent="0cm" style:auto-text-indent="false" fo:break-before="page" fo:padding-left="0cm" fo:padding-right="0cm" fo:padding-top="0cm" fo:padding-bottom="0.035cm" fo:border-left="none" fo:border-right="none" fo:border-top="none" fo:border-bottom="3pt solid #000000"/>
      <style:text-properties officeooo:paragraph-rsid="000790f5"/>
    </style:style>
    <style:style style:name="P21" style:family="paragraph" style:parent-style-name="Standard">
      <style:paragraph-properties fo:margin-left="0.635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3pt solid #000000"/>
    </style:style>
    <style:style style:name="P22" style:family="paragraph" style:parent-style-name="Standard">
      <style:paragraph-properties fo:margin-left="0.635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3pt solid #000000"/>
      <style:text-properties officeooo:paragraph-rsid="000790f5"/>
    </style:style>
    <style:style style:name="P23" style:family="paragraph" style:parent-style-name="Standard">
      <style:paragraph-properties fo:margin-left="0.635cm" fo:margin-right="0cm" fo:text-indent="0cm" style:auto-text-indent="false"/>
      <style:text-properties officeooo:rsid="000790f5" officeooo:paragraph-rsid="000790f5"/>
    </style:style>
    <style:style style:name="P24" style:family="paragraph" style:parent-style-name="Standard" style:master-page-name="First_20_Page">
      <style:paragraph-properties fo:text-align="center" style:justify-single-word="false" style:page-number="auto"/>
    </style:style>
    <style:style style:name="P25" style:family="paragraph" style:parent-style-name="Texto_20_padrão" style:list-style-name="">
      <style:paragraph-properties fo:margin-left="-1cm" fo:margin-right="0cm" fo:text-align="center" style:justify-single-word="false" fo:text-indent="1cm" style:auto-text-indent="false"/>
    </style:style>
    <style:style style:name="P26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style:font-name="Agency FB" fo:font-size="22pt" fo:font-weight="bold" style:font-size-asian="22pt" style:font-weight-asian="bold" style:font-size-complex="22pt"/>
    </style:style>
    <style:style style:name="T2" style:family="text">
      <style:text-properties style:font-name="Agency FB" fo:font-size="18pt" fo:font-weight="bold" style:font-size-asian="18pt" style:font-weight-asian="bold"/>
    </style:style>
    <style:style style:name="T3" style:family="text">
      <style:text-properties style:font-name="Agency FB" fo:font-size="18pt" fo:font-weight="bold" style:font-size-asian="18pt" style:font-weight-asian="bold" style:font-size-complex="18pt"/>
    </style:style>
    <style:style style:name="T4" style:family="text">
      <style:text-properties style:font-name="Agency FB" fo:font-size="18pt" fo:font-weight="bold" officeooo:rsid="000790f5" style:font-size-asian="18pt" style:font-weight-asian="bold"/>
    </style:style>
    <style:style style:name="T5" style:family="text">
      <style:text-properties style:font-name="Agency FB" fo:font-size="72pt" fo:font-weight="bold" style:font-size-asian="72pt" style:font-weight-asian="bold"/>
    </style:style>
    <style:style style:name="T6" style:family="text">
      <style:text-properties style:font-name="Agency FB" fo:font-size="12pt" fo:font-weight="bold" style:font-size-asian="12pt" style:font-weight-asian="bold"/>
    </style:style>
    <style:style style:name="T7" style:family="text">
      <style:text-properties style:font-name="Agency FB" fo:font-size="12pt" fo:font-weight="bold" officeooo:rsid="000790f5" style:font-size-asian="12pt" style:font-weight-asian="bold"/>
    </style:style>
    <style:style style:name="T8" style:family="text">
      <style:text-properties style:font-name="Agency FB" fo:font-size="12pt" style:font-size-asian="12pt"/>
    </style:style>
    <style:style style:name="T9" style:family="text">
      <style:text-properties style:font-name="Agency FB" fo:font-size="12pt" style:font-size-asian="12pt" style:font-size-complex="10pt"/>
    </style:style>
    <style:style style:name="T10" style:family="text">
      <style:text-properties style:font-name="Agency FB" fo:font-size="12pt" style:font-name-asian="Calibri1" style:font-size-asian="12pt" style:language-asian="en" style:country-asian="US" style:font-name-complex="F" style:font-size-complex="10pt"/>
    </style:style>
    <style:style style:name="T11" style:family="text">
      <style:text-properties style:font-name="Arial" fo:font-size="11pt" fo:language="pt" fo:country="BR" fo:font-weight="bold" style:font-size-asian="11pt" style:font-weight-asian="bold"/>
    </style:style>
    <style:style style:name="T12" style:family="text">
      <style:text-properties fo:font-weight="bold" style:font-weight-asian="bold" style:font-size-complex="10pt"/>
    </style:style>
    <style:style style:name="T13" style:family="text">
      <style:text-properties fo:color="#000000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gr1" style:family="graphic" style:parent-style-name="Graphics">
      <style:graphic-properties draw:stroke="none" svg:stroke-width="0.018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">ESCOLA MUNICIPAL</text:span></text:p>
      <text:p text:style-name="P8"><text:span text:style-name="T1">ADOLIVAL PIAN</text:span></text:p>
      <text:p text:style-name="P9"/>
      <text:p text:style-name="P9"/>
      <text:p text:style-name="P9"/>
      <text:p text:style-name="P8"><text:span text:style-name="T5">CONTEÚDOS INFORMÁTICA EDUCACIONAL</text:span></text:p>
      <text:p text:style-name="P10"/>
      <text:p text:style-name="P10"><text:soft-page-break/></text:p>
      <text:p text:style-name="P10"/>
      <text:p text:style-name="P8"><text:span text:style-name="T3">INSTRUTOR DE INFORMÁTICA:</text:span></text:p>
      <text:p text:style-name="P8"><text:span text:style-name="T3">FÁBIO CRISTIANO GREFF DE SOUZA</text:span></text:p>
      <text:p text:style-name="P10"/>
      <text:p text:style-name="P10"/>
      <text:p text:style-name="P10"/>
      <text:p text:style-name="P8"><text:span text:style-name="T2">CASCAVEL</text:span></text:p>
      <text:p text:style-name="P8"><text:span text:style-name="T2">2022</text:span></text:p>
      <text:p text:style-name="P12"><text:span text:style-name="T2">AULA 01</text:span></text:p>
      <text:p text:style-name="P14"><text:span text:style-name="T6">Período de 07 à 18 de fevereiro</text:span></text:p>
      <text:p text:style-name="P13"><text:span text:style-name="T6">PRÉ-ESCOLA - INFORMÁTICA EDUCACIONAL</text:span></text:p>
      <text:list xml:id="list2366452606" text:style-name="WWNum1">
        <text:list-item>
          <text:p text:style-name="P2"><text:span text:style-name="T8">NÚMEROS: SENSO NUMÉRICO;</text:span></text:p>
        </text:list-item>
        <text:list-item>
          <text:p text:style-name="P2"><text:span text:style-name="T8">NÚMEROS: CORRESPONDÊNCIA UM A UM;</text:span></text:p>
        </text:list-item>
        <text:list-item>
          <text:p text:style-name="P2"><text:span text:style-name="T8">NÚMEROS: SEQUÊNCIA NUMÉRICA;</text:span></text:p>
        </text:list-item>
        <text:list-item>
          <text:p text:style-name="P2"><text:span text:style-name="T8">NÚMEROS: CARDINALIDADE;</text:span></text:p>
        </text:list-item>
        <text:list-item>
          <text:p text:style-name="P2"><text:span text:style-name="T8">NÚMEROS: ORDINALIDADE;</text:span></text:p>
        </text:list-item>
        <text:list-item>
          <text:p text:style-name="P2"><text:span text:style-name="T8">NÚMEROS: SÍMBOLOS NUMÉRICOS.</text:span></text:p>
        </text:list-item>
      </text:list>
      <text:p text:style-name="P13"><text:span text:style-name="T6">1º ANO - INFORMÁTICA EDUCACIONAL </text:span></text:p>
      <text:list xml:id="list150914514379108" text:continue-numbering="true" text:style-name="WWNum1">
        <text:list-item>
          <text:p text:style-name="P2"><text:span text:style-name="T8">NÚMEROS: SENSO NUMÉRICO;</text:span></text:p>
        </text:list-item>
        <text:list-item>
          <text:p text:style-name="P2"><text:span text:style-name="T8">NÚMEROS: CORRESPONDÊNCIA UM A UM;</text:span></text:p>
        </text:list-item>
        <text:list-item>
          <text:p text:style-name="P2"><text:span text:style-name="T8">NÚMEROS: SEQUENCIAÇÃO NUMÉRICA,</text:span></text:p>
        </text:list-item>
        <text:list-item>
          <text:p text:style-name="P2"><text:span text:style-name="T8">NÚMEROS: SÍMBOLOS NUMÉRICOS.</text:span></text:p>
        </text:list-item>
      </text:list>
      <text:p text:style-name="P13"><text:span text:style-name="T6">2º ANO - INFORMÁTICA EDUCACIONAL </text:span></text:p>
      <text:list xml:id="list150916076172267" text:continue-numbering="true" text:style-name="WWNum1">
        <text:list-item>
          <text:p text:style-name="P2"><text:span text:style-name="T8">SISTEMA DE NUMERAÇÃO DECIMAL (NATURAIS): AGRUPAMENTO, BASE;</text:span></text:p>
        </text:list-item>
        <text:list-item>
          <text:p text:style-name="P2"><text:span text:style-name="T8">SISTEMA DE NUMERAÇÃO DECIMAL (NATURAIS): VALOR POSICIONAL;</text:span></text:p>
        </text:list-item>
        <text:list-item>
          <text:p text:style-name="P2"><text:span text:style-name="T8">SISTEMA DE NUMERAÇÃO DECIMAL (NATURAIS): SÍMBOLOS NUMÉRICOS;</text:span></text:p>
        </text:list-item>
        <text:list-item>
          <text:p text:style-name="P2"><text:span text:style-name="T8">SISTEMA DE NUMERAÇÃO DECIMAL (NATURAIS): SUCESSOR E ANTECESSOR;</text:span></text:p>
        </text:list-item>
        <text:list-item>
          <text:p text:style-name="P2"><text:span text:style-name="T8">SISTEMA DE NUMERAÇÃO DECIMAL (NATURAIS): SEQUÊNCIA NUMÉRICA (CRESCENTE E DECRESCENTE).</text:span></text:p>
        </text:list-item>
      </text:list>
      <text:p text:style-name="P13"><text:span text:style-name="T6">3º ANO - INFORMÁTICA EDUCACIONAL </text:span></text:p>
      <text:list xml:id="list150916048899244" text:continue-numbering="true" text:style-name="WWNum1">
        <text:list-item>
          <text:p text:style-name="P2"><text:span text:style-name="T8">SISTEMA DE NUMERAÇÃO DECIMAL (NÚMEROS NATURAIS): AGRUPAMENTO, BASE;</text:span></text:p>
        </text:list-item>
        <text:list-item>
          <text:p text:style-name="P2"><text:span text:style-name="T8">SISTEMA DE NUMERAÇÃO DECIMAL (NÚMEROS NATURAIS): VALOR POSICIONAL (ORDEM CLASSE);</text:span></text:p>
        </text:list-item>
        <text:list-item>
          <text:p text:style-name="P2"><text:span text:style-name="T8">SISTEMA DE NUMERAÇÃO DECIMAL (NÚMEROS NATURAIS): SÍMBOLOS NUMÉRICOS;</text:span></text:p>
        </text:list-item>
        <text:list-item>
          <text:p text:style-name="P2"><text:span text:style-name="T8">SISTEMA DE NUMERAÇÃO DECIMAL (NÚMEROS NATURAIS): SUCESSOR E ANTECESSOR;</text:span></text:p>
        </text:list-item>
        <text:list-item>
          <text:p text:style-name="P2"><text:span text:style-name="T8">SISTEMA DE NUMERAÇÃO DECIMAL (NÚMEROS NATURAIS): SEQUÊNCIA NUMÉRICA (CRESCENTE E DECRESCENTE);</text:span></text:p>
        </text:list-item>
        <text:list-item>
          <text:p text:style-name="P2"><text:span text:style-name="T8">SISTEMA DE NUMERAÇÃO DECIMAL (NÚMEROS NATURAIS): DÚZIA E MEIA DÚZIA;</text:span></text:p>
        </text:list-item>
        <text:list-item>
          <text:p text:style-name="P2"><text:span text:style-name="T8">SISTEMA DE NUMERAÇÃO DECIMAL (NÚMEROS NATURAIS): ORDINALIDADE.</text:span></text:p>
        </text:list-item>
      </text:list>
      <text:p text:style-name="P13"><text:span text:style-name="T6">4º ANO - INFORMÁTICA EDUCACIONAL </text:span></text:p>
      <text:list xml:id="list150915952978782" text:continue-numbering="true" text:style-name="WWNum1">
        <text:list-item>
          <text:p text:style-name="P2"><text:span text:style-name="T8">SISTEMA DE NUMERAÇÃO DECIMAL (NÚMEROS NATURAIS): AGRUPAMENTO, BASE;</text:span></text:p>
        </text:list-item>
        <text:list-item>
          <text:p text:style-name="P2"><text:soft-page-break/><text:span text:style-name="T8">SISTEMA DE NUMERAÇÃO DECIMAL (NÚMEROS NATURAIS): VALOR POSICIONAL (ORDEM CLASSE);</text:span></text:p>
        </text:list-item>
        <text:list-item>
          <text:p text:style-name="P2"><text:span text:style-name="T8">SISTEMA DE NUMERAÇÃO DECIMAL (NÚMEROS NATURAIS): SÍMBOLOS NUMÉRICOS;</text:span></text:p>
        </text:list-item>
        <text:list-item>
          <text:p text:style-name="P2"><text:span text:style-name="T8">SISTEMA DE NUMERAÇÃO DECIMAL (NÚMEROS NATURAIS): SUCESSOR E ANTECESSOR;</text:span></text:p>
        </text:list-item>
        <text:list-item>
          <text:p text:style-name="P2"><text:span text:style-name="T8">SISTEMA DE NUMERAÇÃO DECIMAL (NÚMEROS NATURAIS): SEQUÊNCIA NUMÉRICA (CRESCENTE E DECRESCENTE);</text:span></text:p>
        </text:list-item>
        <text:list-item>
          <text:p text:style-name="P2"><text:span text:style-name="T8">SISTEMA DE NUMERAÇÃO DECIMAL (NÚMEROS NATURAIS): RETA NUMÉRICA;</text:span></text:p>
        </text:list-item>
        <text:list-item>
          <text:p text:style-name="P2"><text:span text:style-name="T8">SISTEMA DE NUMERAÇÃO DECIMAL (NÚMEROS NATURAIS): DÚZIA E MEIA DÚZIA;</text:span></text:p>
        </text:list-item>
        <text:list-item>
          <text:p text:style-name="P2"><text:span text:style-name="T8">SISTEMA DE NUMERAÇÃO DECIMAL (NÚMEROS NATURAIS): ORDINALIDADE.</text:span></text:p>
        </text:list-item>
      </text:list>
      <text:p text:style-name="P13"><text:span text:style-name="T6">5º ANO - INFORMÁTICA EDUCACIONAL </text:span></text:p>
      <text:list xml:id="list150914457407623" text:continue-numbering="true" text:style-name="WWNum1">
        <text:list-item>
          <text:p text:style-name="P2"><text:span text:style-name="T8">SISTEMA DE NUMERAÇÃO DECIMAL (NÚMEROS NATURAIS): AGRUPAMENTO, BASE;</text:span></text:p>
        </text:list-item>
        <text:list-item>
          <text:p text:style-name="P2"><text:span text:style-name="T8">SISTEMA DE NUMERAÇÃO DECIMAL (NÚMEROS NATURAIS): VALOR POSICIONAL (ORDEM CLASSE);</text:span></text:p>
        </text:list-item>
        <text:list-item>
          <text:p text:style-name="P2"><text:span text:style-name="T8">SISTEMA DE NUMERAÇÃO DECIMAL (NÚMEROS NATURAIS): SÍMBOLOS NUMÉRICOS;</text:span></text:p>
        </text:list-item>
        <text:list-item>
          <text:p text:style-name="P2"><text:span text:style-name="T8">SISTEMA DE NUMERAÇÃO DECIMAL (NÚMEROS NATURAIS): SUCESSOR E ANTECESSOR;</text:span></text:p>
        </text:list-item>
        <text:list-item>
          <text:p text:style-name="P2"><text:span text:style-name="T8">SISTEMA DE NUMERAÇÃO DECIMAL (NÚMEROS NATURAIS): SEQUÊNCIA NUMÉRICA (CRESCENTE E DECRESCENTE);</text:span></text:p>
        </text:list-item>
        <text:list-item>
          <text:p text:style-name="P2"><text:span text:style-name="T8">SISTEMA DE NUMERAÇÃO DECIMAL (NÚMEROS NATURAIS): RETA NUMÉRICA;</text:span></text:p>
        </text:list-item>
        <text:list-item>
          <text:p text:style-name="P2"><text:span text:style-name="T8">SISTEMA DE NUMERAÇÃO DECIMAL (NÚMEROS NATURAIS): DÚZIA E MEIA DÚZIA;</text:span></text:p>
        </text:list-item>
        <text:list-item>
          <text:p text:style-name="P2"><text:span text:style-name="T8">SISTEMA DE NUMERAÇÃO DECIMAL (NÚMEROS NATURAIS): ORDINALIDADE.</text:span></text:p>
        </text:list-item>
      </text:list>
      <text:p text:style-name="P11"/>
      <text:p text:style-name="P12"><text:span text:style-name="T2">AULA 02</text:span></text:p>
      <text:p text:style-name="P14"><text:span text:style-name="T6">Período de 21 de fevereiro à 04 de março</text:span></text:p>
      <text:p text:style-name="P13"><text:span text:style-name="T6">PRÉ-ESCOLA - INFORMÁTICA EDUCACIONAL</text:span></text:p>
      <text:list xml:id="list150916069405849" text:continue-numbering="true" text:style-name="WWNum1">
        <text:list-item>
          <text:p text:style-name="P2"><text:span text:style-name="T8">OPERAÇÕES FUNDAMENTAIS: ADIÇÃO (JUNTAR);</text:span></text:p>
        </text:list-item>
        <text:list-item>
          <text:p text:style-name="P2"><text:span text:style-name="T8">OPERAÇÕES FUNDAMENTAIS: SUBTRAÇÃO (RETIRAR).</text:span></text:p>
        </text:list-item>
      </text:list>
      <text:p text:style-name="P13"><text:span text:style-name="T6">1º ANO - INFORMÁTICA EDUCACIONAL </text:span></text:p>
      <text:list xml:id="list150915487844849" text:continue-numbering="true" text:style-name="WWNum1">
        <text:list-item>
          <text:p text:style-name="P2"><text:span text:style-name="T8">OPERAÇÕES FUNDAMENTAIS: ADIÇÃO (JUNTAR, ACRESCENTAR);</text:span></text:p>
        </text:list-item>
        <text:list-item>
          <text:p text:style-name="P2"><text:span text:style-name="T8">OPERAÇÕES FUNDAMENTAIS: SUBTRAÇÃO (RETIRAR, COMPLEMENTAR).</text:span></text:p>
        </text:list-item>
      </text:list>
      <text:p text:style-name="P13"><text:span text:style-name="T6">2º ANO - INFORMÁTICA EDUCACIONAL </text:span></text:p>
      <text:list xml:id="list150915302961648" text:continue-numbering="true" text:style-name="WWNum1">
        <text:list-item>
          <text:p text:style-name="P2"><text:span text:style-name="T8">OPERAÇÕES FUNDAMENTAIS: ADIÇÃO (JUNTAR, ACRESCENTAR, SUCESSÃO).</text:span></text:p>
        </text:list-item>
      </text:list>
      <text:p text:style-name="P13"><text:span text:style-name="T6">3º ANO - INFORMÁTICA EDUCACIONAL </text:span></text:p>
      <text:list xml:id="list150915680838888" text:continue-numbering="true" text:style-name="WWNum1">
        <text:list-item>
          <text:p text:style-name="P2"><text:span text:style-name="T8">PADRÕES E REGULARIDADES: SEQUÊNCIAS NUMÉRICAS.</text:span></text:p>
        </text:list-item>
      </text:list>
      <text:p text:style-name="P13"><text:span text:style-name="T6">4º ANO - INFORMÁTICA EDUCACIONAL </text:span></text:p>
      <text:list xml:id="list150915227134335" text:continue-numbering="true" text:style-name="WWNum1">
        <text:list-item>
          <text:p text:style-name="P2"><text:span text:style-name="T8">OPERAÇÕES FUNDAMENTAIS: ADIÇÃO (JUNTAR, ACRESCENTAR, SUCESSÃO, COM E SEM AGRUPAMENTOS);</text:span></text:p>
        </text:list-item>
        <text:list-item>
          <text:p text:style-name="P2"><text:span text:style-name="T8">OPERAÇÕES FUNDAMENTAIS: SUBTRAÇÃO (RETIRAR, COMPLEMENTAR, COMPARAR).</text:span></text:p>
        </text:list-item>
      </text:list>
      <text:p text:style-name="P13"><text:span text:style-name="T6">5º ANO - INFORMÁTICA EDUCACIONAL </text:span></text:p>
      <text:list xml:id="list150913958668932" text:continue-numbering="true" text:style-name="WWNum1">
        <text:list-item>
          <text:p text:style-name="P2"><text:span text:style-name="T8">PADRÕES E REGULARIDADES: SEQUÊNCIAS NUMÉRICAS (REGULARIDADES).</text:span></text:p>
        </text:list-item>
      </text:list>
      <text:p text:style-name="P11"/>
      <text:p text:style-name="P12"><text:span text:style-name="T2">AULA 03</text:span></text:p>
      <text:p text:style-name="P14"><text:span text:style-name="T6">Período de 07 à 18 de março</text:span></text:p>
      <text:p text:style-name="P13"><text:span text:style-name="T6">PRÉ-ESCOLA - INFORMÁTICA EDUCACIONAL</text:span></text:p>
      <text:list xml:id="list150915214729476" text:continue-numbering="true" text:style-name="WWNum1">
        <text:list-item>
          <text:p text:style-name="P2"><text:span text:style-name="T8">MEDIDA DE COMPRIMENTO: GRANDE/PEQUENO;</text:span></text:p>
        </text:list-item>
        <text:list-item>
          <text:p text:style-name="P2"><text:span text:style-name="T8">MEDIDA DE COMPRIMENTO: GROSSO/FINO;</text:span></text:p>
        </text:list-item>
        <text:list-item>
          <text:p text:style-name="P2"><text:span text:style-name="T8">MEDIDA DE COMPRIMENTO: DISTÂNCIA (PERTO/LONGE);</text:span></text:p>
        </text:list-item>
        <text:list-item>
          <text:p text:style-name="P2"><text:span text:style-name="T8">MEDIDA DE COMPRIMENTO: ALTO/BAIXO;</text:span></text:p>
        </text:list-item>
        <text:list-item>
          <text:p text:style-name="P2"><text:span text:style-name="T8">MEDIDA DE COMPRIMENTO: COMPRIDO/CURTO;</text:span></text:p>
        </text:list-item>
        <text:list-item>
          <text:p text:style-name="P2"><text:span text:style-name="T8">MEDIDA DE COMPRIMENTO: MAIOR/MENOR;</text:span></text:p>
        </text:list-item>
        <text:list-item>
          <text:p text:style-name="P2"><text:span text:style-name="T8">MEDIDA DE COMPRIMENTO: UNIDADE DE MEDIDA NÃO PADRONIZADA (PALMO, PÉ, BRAÇO).</text:span></text:p>
        </text:list-item>
      </text:list>
      <text:p text:style-name="P13"><text:span text:style-name="T6">1º ANO - INFORMÁTICA EDUCACIONAL </text:span></text:p>
      <text:list xml:id="list150915026574717" text:continue-numbering="true" text:style-name="WWNum1">
        <text:list-item>
          <text:p text:style-name="P2"><text:span text:style-name="T8">PADRÕES E REGULARIDADES: PADRÕES FIGURAIS E NUMÉRICOS..</text:span></text:p>
        </text:list-item>
      </text:list>
      <text:p text:style-name="P13"><text:span text:style-name="T6">2º ANO - INFORMÁTICA EDUCACIONAL </text:span></text:p>
      <text:list xml:id="list150913983568919" text:continue-numbering="true" text:style-name="WWNum1">
        <text:list-item>
          <text:p text:style-name="P2"><text:span text:style-name="T8">OPERAÇÕES FUNDAMENTAIS: SUBTRAÇÃO (RETIRAR, COMPLEMENTAR).</text:span></text:p>
        </text:list-item>
      </text:list>
      <text:p text:style-name="P13"><text:span text:style-name="T6">3º ANO - INFORMÁTICA EDUCACIONAL </text:span></text:p>
      <text:list xml:id="list150915984204269" text:continue-numbering="true" text:style-name="WWNum1">
        <text:list-item>
          <text:p text:style-name="P2"><text:span text:style-name="T8">OPERAÇÕES FUNDAMENTAIS: ADIÇÃO (JUNTAR, ACRESCENTAR, SUCESSÃO, COM E SEM AGRUPAMENTOS);</text:span></text:p>
        </text:list-item>
        <text:list-item>
          <text:p text:style-name="P2"><text:span text:style-name="T8">OPERAÇÕES FUNDAMENTAIS: SUBTRAÇÃO (RETIRAR, COMPLEMENTAR, COMPARAR).</text:span></text:p>
        </text:list-item>
      </text:list>
      <text:p text:style-name="P13"><text:span text:style-name="T6">4º ANO - INFORMÁTICA EDUCACIONAL </text:span></text:p>
      <text:list xml:id="list150914070772676" text:continue-numbering="true" text:style-name="WWNum1">
        <text:list-item>
          <text:p text:style-name="P2"><text:span text:style-name="T8">OPERAÇÕES FUNDAMENTAIS: DIVISÃO (REPARTIR – METADE; TERÇA PARTE – DIVISÃO ENQUANTO MEDIDA);</text:span></text:p>
        </text:list-item>
        <text:list-item>
          <text:p text:style-name="P2"><text:span text:style-name="T8">OPERAÇÕES FUNDAMENTAIS: MULTIPLICAÇÃO (ORGANIZAÇÃO DE LINHAS E COLUNAS, RACIOCÍNIO COMBINATÓRIO).</text:span></text:p>
        </text:list-item>
      </text:list>
      <text:p text:style-name="P13"><text:span text:style-name="T6">5º ANO - INFORMÁTICA EDUCACIONAL </text:span></text:p>
      <text:list xml:id="list150914477760625" text:continue-numbering="true" text:style-name="WWNum1">
        <text:list-item>
          <text:p text:style-name="P2"><text:span text:style-name="T8">OPERAÇÕES FUNDAMENTAIS COM NÚMEROS NATURAIS E RACIONAIS (NÃO NEGATIVOS): ADIÇÃO (JUNTAR, ACRESCENTAR, SUCESSÃO, COM E SEM AGRUPAMENTOS);</text:span></text:p>
        </text:list-item>
        <text:list-item>
          <text:p text:style-name="P2"><text:span text:style-name="T8">OPERAÇÕES FUNDAMENTAIS COM NÚMEROS NATURAIS E RACIONAIS (NÃO NEGATIVOS): SUBTRAÇÃO (RETIRAR, COMPLEMENTAR, COMPARAR).</text:span></text:p>
        </text:list-item>
      </text:list>
      <text:p text:style-name="P11"/>
      <text:p text:style-name="P12"><text:span text:style-name="T2">AULA 04</text:span></text:p>
      <text:p text:style-name="P14"><text:span text:style-name="T6">Período de 21 de março à 01 de abril</text:span></text:p>
      <text:p text:style-name="P13"><text:span text:style-name="T6">PRÉ-ESCOLA - INFORMÁTICA EDUCACIONAL</text:span></text:p>
      <text:list xml:id="list150915249784265" text:continue-numbering="true" text:style-name="WWNum1">
        <text:list-item>
          <text:p text:style-name="P2"><text:span text:style-name="T8">NMEDIDA DE CAPACIDADE: CHEIO/VAZIO;</text:span></text:p>
        </text:list-item>
        <text:list-item>
          <text:p text:style-name="P2"><text:span text:style-name="T8">MEDIDA DE CAPACIDADE: METADE;</text:span></text:p>
        </text:list-item>
        <text:list-item>
          <text:p text:style-name="P2"><text:span text:style-name="T8">MEDIDA DE CAPACIDADE: UNIDADE DE MEDIDA NÃO PADRONIZADA (XÍCARA, COPO, GARRAFA).</text:span></text:p>
        </text:list-item>
      </text:list>
      <text:p text:style-name="P13"><text:span text:style-name="T6">1º ANO - INFORMÁTICA EDUCACIONAL </text:span></text:p>
      <text:list xml:id="list150914337436230" text:continue-numbering="true" text:style-name="WWNum1">
        <text:list-item>
          <text:p text:style-name="P2"><text:span text:style-name="T8">MEDIDAS DE COMPRIMENTO: TAMANHO; ESPESSURA; LARGURA; MEDIDAS DE COMPRIMENTO: ALTURA; DISTÂNCIA;</text:span></text:p>
        </text:list-item>
        <text:list-item>
          <text:p text:style-name="P2"><text:span text:style-name="T8">MEDIDAS DE COMPRIMENTO: UNIDADES DE MEDIDA NÃO PADRONIZADAS (PALMOS, TIRAS DE PAPEL, ETC.).</text:span></text:p>
        </text:list-item>
      </text:list>
      <text:p text:style-name="P13"><text:span text:style-name="T6">2º ANO - INFORMÁTICA EDUCACIONAL </text:span></text:p>
      <text:list xml:id="list150915400708228" text:continue-numbering="true" text:style-name="WWNum1">
        <text:list-item>
          <text:p text:style-name="P2"><text:span text:style-name="T8">PADRÕES E REGULARIDADES: SEQUÊNCIAS FIGURAIS E NUMÉRICAS.</text:span></text:p>
        </text:list-item>
      </text:list>
      <text:p text:style-name="P13"><text:span text:style-name="T6">3º ANO - INFORMÁTICA EDUCACIONAL </text:span></text:p>
      <text:list xml:id="list150914866989444" text:continue-numbering="true" text:style-name="WWNum1">
        <text:list-item>
          <text:p text:style-name="P2"><text:span text:style-name="T8">OPERAÇÕES FUNDAMENTAIS: DIVISÃO (REPARTIR – METADE; TERÇA PARTE – DIVISÃO ENQUANTO MEDIDA);</text:span></text:p>
        </text:list-item>
        <text:list-item>
          <text:p text:style-name="P2"><text:span text:style-name="T8">OPERAÇÕES FUNDAMENTAIS: MULTIPLICAÇÃO (ORGANIZAÇÃO LINHAS E COLUNAS, DOBRO, METADE, TRIPLO).</text:span></text:p>
        </text:list-item>
      </text:list>
      <text:p text:style-name="P13"><text:span text:style-name="T6">4º ANO - INFORMÁTICA EDUCACIONAL </text:span></text:p>
      <text:list xml:id="list150915730648499" text:continue-numbering="true" text:style-name="WWNum1">
        <text:list-item>
          <text:p text:style-name="P2"><text:span text:style-name="T8">EXPRESSÕES NUMÉRICAS: PROPRIEDADE DA IGUALDADE.</text:span></text:p>
        </text:list-item>
      </text:list>
      <text:p text:style-name="P13"><text:span text:style-name="T6">5º ANO - INFORMÁTICA EDUCACIONAL </text:span></text:p>
      <text:list xml:id="list150914200775566" text:continue-numbering="true" text:style-name="WWNum1">
        <text:list-item>
          <text:p text:style-name="P2"><text:span text:style-name="T8">OPERAÇÕES FUNDAMENTAIS COM NÚMEROS NATURAIS E RACIONAIS (NÃO NEGATIVOS): DIVISÃO (REPARTIR – METADE; TERÇA PARTE – DIVISÃO ENQUANTO MEDIDA);</text:span></text:p>
        </text:list-item>
        <text:list-item>
          <text:p text:style-name="P2"><text:span text:style-name="T8">OPERAÇÕES FUNDAMENTAIS COM NÚMEROS NATURAIS E RACIONAIS (NÃO NEGATIVOS): MULTIPLICAÇÃO (ORGANIZAÇÃO LINHAS E COLUNAS, RACIOCÍNIO COMBINATÓRIO, PROPORCIONALIDADE).</text:span></text:p>
        </text:list-item>
      </text:list>
      <text:p text:style-name="P11"/>
      <text:p text:style-name="P12"><text:span text:style-name="T2">AULA 05</text:span></text:p>
      <text:p text:style-name="P14"><text:span text:style-name="T6">Período de 04 à 15 de abril</text:span></text:p>
      <text:p text:style-name="P13"><text:span text:style-name="T6">PRÉ-ESCOLA - INFORMÁTICA EDUCACIONAL</text:span></text:p>
      <text:list xml:id="list150915688346398" text:continue-numbering="true" text:style-name="WWNum1">
        <text:list-item>
          <text:p text:style-name="P2"><text:span text:style-name="T8">MEDIDA DE MASSA: PESADO/LEVE;</text:span></text:p>
        </text:list-item>
        <text:list-item>
          <text:p text:style-name="P2"><text:span text:style-name="T8">MEDIDA DE MASSA: UNIDADE DE MEDIDA NÃO PADRONIZADA (PITADA, XÍCARA, PUNHADO).</text:span></text:p>
        </text:list-item>
      </text:list>
      <text:p text:style-name="P13"><text:span text:style-name="T6">1º ANO - INFORMÁTICA EDUCACIONAL </text:span></text:p>
      <text:list xml:id="list150916057365541" text:continue-numbering="true" text:style-name="WWNum1">
        <text:list-item>
          <text:p text:style-name="P2"><text:span text:style-name="T8">MEDIDAS DE MASSA: LEVE; PESADO;</text:span></text:p>
        </text:list-item>
        <text:list-item>
          <text:p text:style-name="P2"><text:span text:style-name="T8">MEDIDAS DE MASSA: UNIDADES DE MEDIDA NÃO PADRONIZADAS (BALANÇA DE OBJETOS).</text:span></text:p>
        </text:list-item>
      </text:list>
      <text:p text:style-name="P13"><text:span text:style-name="T6">2º ANO - INFORMÁTICA EDUCACIONAL </text:span></text:p>
      <text:list xml:id="list150915459958861" text:continue-numbering="true" text:style-name="WWNum1">
        <text:list-item>
          <text:p text:style-name="P2"><text:span text:style-name="T8">MEDIDA DE TEMPO: DURAÇÃO;</text:span></text:p>
        </text:list-item>
        <text:list-item>
          <text:p text:style-name="P2"><text:span text:style-name="T8">MEDIDA DE TEMPO: SIMULTANEIDADE E SUCESSÃO;</text:span></text:p>
        </text:list-item>
        <text:list-item>
          <text:p text:style-name="P2"><text:span text:style-name="T8">MEDIDA DE TEMPO: UNIDADE E INSTRUMENTOS DE MEDIDA NÃO PADRONIZADAS (AMPULHETA) E PADRONIZADA (HORA, DIA, SEMANA, MÊS, ANO).</text:span></text:p>
        </text:list-item>
      </text:list>
      <text:p text:style-name="P13"><text:span text:style-name="T6">3º ANO - INFORMÁTICA EDUCACIONAL </text:span></text:p>
      <text:list xml:id="list150914797816104" text:continue-numbering="true" text:style-name="WWNum1">
        <text:list-item>
          <text:p text:style-name="P2"><text:span text:style-name="T8">FIGURAS GEOMÉTRICAS ESPACIAIS (POLIEDROS): DIMENSÃO (UNIDIMENSIONAL, BIDIMENSIONAL E TRIDIMENSIONAL);</text:span></text:p>
        </text:list-item>
        <text:list-item>
          <text:p text:style-name="P2"><text:span text:style-name="T8">FIGURAS GEOMÉTRICAS ESPACIAIS (POLIEDROS): CLASSIFICAÇÃO DOS SÓLIDOS GEOMÉTRICOS (SEMELHANÇAS E DIFERENÇAS).</text:span></text:p>
        </text:list-item>
      </text:list>
      <text:p text:style-name="P13"><text:span text:style-name="T6">4º ANO - INFORMÁTICA EDUCACIONAL </text:span></text:p>
      <text:list xml:id="list150914915674692" text:continue-numbering="true" text:style-name="WWNum1">
        <text:list-item>
          <text:p text:style-name="P2"><text:span text:style-name="T8">LOCALIZAÇÃO ESPACIAL: PONTO DE REFERÊNCIA <text:s/>(MAIS DE UM PONTO, ROTEIROS; PLANTA-BAIXA; CROQUIS, MAPAS);</text:span></text:p>
        </text:list-item>
        <text:list-item>
          <text:p text:style-name="P2"><text:span text:style-name="T8">LOCALIZAÇÃO ESPACIAL: RETAS, PARALELAS, PERPENDICULARES, TRANSVERSAIS.</text:span></text:p>
        </text:list-item>
      </text:list>
      <text:p text:style-name="P13"><text:span text:style-name="T6">5º ANO - INFORMÁTICA EDUCACIONAL </text:span></text:p>
      <text:list xml:id="list150915243237014" text:continue-numbering="true" text:style-name="WWNum1">
        <text:list-item>
          <text:p text:style-name="P2"><text:span text:style-name="T8">NÚMEROS RACIONAIS: TODO CONTÍNUO E TODO DISCRETO;</text:span></text:p>
        </text:list-item>
        <text:list-item>
          <text:p text:style-name="P2"><text:span text:style-name="T8">NÚMEROS RACIONAIS: FRAÇÕES (EQUIVALENTES, HOMOGENEAS, HETEROGENEAS E NÚMEROS MISTOS);</text:span></text:p>
        </text:list-item>
        <text:list-item>
          <text:p text:style-name="P2"><text:span text:style-name="T8">NÚMEROS RACIONAIS: NÚMEROS DECIMAIS;</text:span></text:p>
        </text:list-item>
        <text:list-item>
          <text:p text:style-name="P2"><text:span text:style-name="T8">NÚMEROS RACIONAIS: OPERAÇÕES COM NÚMEROS RACIONAIS (ADIÇÃO E SUBTRAÇÃO DE FRAÇÕES HOMOGENEAS E HETEROGENEAS).</text:span></text:p>
        </text:list-item>
      </text:list>
      <text:p text:style-name="P11"/>
      <text:p text:style-name="P12"><text:span text:style-name="T2">AULA 06</text:span></text:p>
      <text:p text:style-name="P14"><text:span text:style-name="T6">Período de 18 à 29 de abril</text:span></text:p>
      <text:p text:style-name="P13"><text:span text:style-name="T6">PRÉ-ESCOLA - INFORMÁTICA EDUCACIONAL</text:span></text:p>
      <text:list xml:id="list150915438082698" text:continue-numbering="true" text:style-name="WWNum1">
        <text:list-item>
          <text:p text:style-name="P2"><text:span text:style-name="T8">LOCALIZAÇÃO ESPACIAL: FRENTE/ATRÁS;</text:span></text:p>
        </text:list-item>
        <text:list-item>
          <text:p text:style-name="P2"><text:span text:style-name="T8">LOCALIZAÇÃO ESPACIAL: EMBAIXO/EM CIMA;</text:span></text:p>
        </text:list-item>
        <text:list-item>
          <text:p text:style-name="P2"><text:span text:style-name="T8">LOCALIZAÇÃO ESPACIAL: DENTRO/FORA/AO LADO;</text:span></text:p>
        </text:list-item>
        <text:list-item>
          <text:p text:style-name="P2"><text:span text:style-name="T8">LOCALIZAÇÃO ESPACIAL: NO MEIO/ENTRE.</text:span></text:p>
        </text:list-item>
      </text:list>
      <text:p text:style-name="P13"><text:span text:style-name="T6">1º ANO - INFORMÁTICA EDUCACIONAL </text:span></text:p>
      <text:list xml:id="list150914720106215" text:continue-numbering="true" text:style-name="WWNum1">
        <text:list-item>
          <text:p text:style-name="P2"><text:span text:style-name="T8">MEDIDAS DE CAPACIDADE: CHEIO, VAZIO;</text:span></text:p>
        </text:list-item>
        <text:list-item>
          <text:p text:style-name="P2"><text:span text:style-name="T8">MEDIDAS DE CAPACIDADE: UNIDADES DE MEDIDA NÃO PADRONIZADAS (COPOS, XÍCARAS, ETC.).</text:span></text:p>
        </text:list-item>
      </text:list>
      <text:p text:style-name="P13"><text:span text:style-name="T6">2º ANO - INFORMÁTICA EDUCACIONAL </text:span></text:p>
      <text:list xml:id="list150916111180908" text:continue-numbering="true" text:style-name="WWNum1">
        <text:list-item>
          <text:p text:style-name="P2"><text:span text:style-name="T8">LOCALIZAÇÃO ESPACIAL: PONTO DE REFERÊNCIA (MAIS DE UM PONTO, ROTEIROS; PLANTAS);</text:span></text:p>
        </text:list-item>
        <text:list-item>
          <text:p text:style-name="P2"><text:span text:style-name="T8">LOCALIZAÇÃO ESPACIAL: DISTÂNCIA;</text:span></text:p>
        </text:list-item>
        <text:list-item>
          <text:p text:style-name="P2"><text:span text:style-name="T8">LOCALIZAÇÃO ESPACIAL: LATERALIDADE;</text:span></text:p>
        </text:list-item>
        <text:list-item>
          <text:p text:style-name="P2"><text:span text:style-name="T8">LOCALIZAÇÃO ESPACIAL: LONGITUDE;</text:span></text:p>
        </text:list-item>
        <text:list-item>
          <text:p text:style-name="P2"><text:span text:style-name="T8">LOCALIZAÇÃO ESPACIAL: FRONTEIRA.</text:span></text:p>
        </text:list-item>
      </text:list>
      <text:p text:style-name="P13"><text:span text:style-name="T6">3º ANO - INFORMÁTICA EDUCACIONAL </text:span></text:p>
      <text:list xml:id="list150914628980183" text:continue-numbering="true" text:style-name="WWNum1">
        <text:list-item>
          <text:p text:style-name="P2"><text:span text:style-name="T8">IDEIA DE ACASO (VARIÁVEIS): ESPAÇO AMOSTRAL;</text:span></text:p>
        </text:list-item>
        <text:list-item>
          <text:p text:style-name="P2"><text:span text:style-name="T8">IDEIA DE ACASO (VARIÁVEIS): DADOS.</text:span></text:p>
        </text:list-item>
      </text:list>
      <text:p text:style-name="P13"><text:span text:style-name="T6">4º ANO - INFORMÁTICA EDUCACIONAL </text:span></text:p>
      <text:list xml:id="list150914000587893" text:continue-numbering="true" text:style-name="WWNum1">
        <text:list-item>
          <text:p text:style-name="P2"><text:span text:style-name="T8">GEOMETRIA ESPACIAL: FIGURAS GEOMÉTRICAS ESPACIAIS: POLIEDROS (CATEGORIAS);</text:span></text:p>
        </text:list-item>
        <text:list-item>
          <text:p text:style-name="P2"><text:span text:style-name="T8">GEOMETRIA ESPACIAL: FIGURAS GEOMÉTRICAS ESPACIAIS: FACE;</text:span></text:p>
        </text:list-item>
        <text:list-item>
          <text:p text:style-name="P2"><text:span text:style-name="T8">GEOMETRIA ESPACIAL: FIGURAS GEOMÉTRICAS ESPACIAIS: ARESTAS;</text:span></text:p>
        </text:list-item>
        <text:list-item>
          <text:p text:style-name="P2"><text:span text:style-name="T8">GEOMETRIA ESPACIAL: FIGURAS GEOMÉTRICAS ESPACIAIS: VÉRTICES.</text:span></text:p>
        </text:list-item>
      </text:list>
      <text:p text:style-name="P13"><text:span text:style-name="T6">5º ANO - INFORMÁTICA EDUCACIONAL </text:span></text:p>
      <text:list xml:id="list150914661806500" text:continue-numbering="true" text:style-name="WWNum1">
        <text:list-item>
          <text:p text:style-name="P2"><text:span text:style-name="T8">MEDIDAS DE COMPRIMENTO, MASSA E CAPACIDADE: UNIDADES DE MEDIDA (MÚLTIPLO E SUBMÚLTIPLO DO METRO, DO LITRO DO QUILO).</text:span></text:p>
        </text:list-item>
      </text:list>
      <text:p text:style-name="P11"/>
      <text:p text:style-name="P12"><text:span text:style-name="T2">AULA 07</text:span></text:p>
      <text:p text:style-name="P14"><text:span text:style-name="T6">Período de 02 à 13 de maio</text:span></text:p>
      <text:p text:style-name="P13"><text:span text:style-name="T6">PRÉ-ESCOLA - INFORMÁTICA EDUCACIONAL</text:span></text:p>
      <text:list xml:id="list150914900149549" text:continue-numbering="true" text:style-name="WWNum1">
        <text:list-item>
          <text:p text:style-name="P2"><text:span text:style-name="T8">FIGURAS GEOMÉTRICAS ESPACIAIS: DIMENSÃO (UNIDIMENSIONAL, BIDIMENSIONAL E TRIDIMENSIONAL).</text:span></text:p>
        </text:list-item>
      </text:list>
      <text:p text:style-name="P13"><text:span text:style-name="T6">1º ANO - INFORMÁTICA EDUCACIONAL </text:span></text:p>
      <text:list xml:id="list150915178704837" text:continue-numbering="true" text:style-name="WWNum1">
        <text:list-item>
          <text:p text:style-name="P2"><text:span text:style-name="T8">LOCALIZAÇÃO ESPACIAL: PONTO DE REFERÊNCIA;</text:span></text:p>
        </text:list-item>
        <text:list-item>
          <text:p text:style-name="P2"><text:span text:style-name="T8">LOCALIZAÇÃO ESPACIAL: LATERALIDADE.</text:span></text:p>
        </text:list-item>
      </text:list>
      <text:p text:style-name="P13"><text:span text:style-name="T6">2º ANO - INFORMÁTICA EDUCACIONAL </text:span></text:p>
      <text:list xml:id="list150915023230584" text:continue-numbering="true" text:style-name="WWNum1">
        <text:list-item>
          <text:p text:style-name="P2"><text:span text:style-name="T8">TABELAS: DUPLA ENTRADA:</text:span></text:p>
        </text:list-item>
        <text:list-item>
          <text:p text:style-name="P2"><text:span text:style-name="T8">TABELAS: LINHAS;</text:span></text:p>
        </text:list-item>
        <text:list-item>
          <text:p text:style-name="P2"><text:span text:style-name="T8">TABELAS: COLUNAS.</text:span></text:p>
        </text:list-item>
      </text:list>
      <text:p text:style-name="P13"><text:span text:style-name="T6">3º ANO - INFORMÁTICA EDUCACIONAL </text:span></text:p>
      <text:list xml:id="list150915783358720" text:continue-numbering="true" text:style-name="WWNum1">
        <text:list-item>
          <text:p text:style-name="P2"><text:span text:style-name="T8">TABELAS: SIMPLES E DE DUPLA ENTRADA:</text:span></text:p>
        </text:list-item>
        <text:list-item>
          <text:p text:style-name="P2"><text:span text:style-name="T8">TABELAS: LINHAS;</text:span></text:p>
        </text:list-item>
        <text:list-item>
          <text:p text:style-name="P2"><text:span text:style-name="T8">TABELAS: COLUNAS.</text:span></text:p>
        </text:list-item>
      </text:list>
      <text:p text:style-name="P13"><text:span text:style-name="T6">4º ANO - INFORMÁTICA EDUCACIONAL </text:span></text:p>
      <text:list xml:id="list150915468615851" text:continue-numbering="true" text:style-name="WWNum1">
        <text:list-item>
          <text:p text:style-name="P2"><text:span text:style-name="T8">TABELAS: SIMPLES E DE DUPLA ENTRADA:</text:span></text:p>
        </text:list-item>
        <text:list-item>
          <text:p text:style-name="P2"><text:span text:style-name="T8">TABELAS: LINHAS;</text:span></text:p>
        </text:list-item>
        <text:list-item>
          <text:p text:style-name="P2"><text:span text:style-name="T8">TABELAS: COLUNAS.</text:span></text:p>
        </text:list-item>
      </text:list>
      <text:p text:style-name="P13"><text:span text:style-name="T6">5º ANO - INFORMÁTICA EDUCACIONAL </text:span></text:p>
      <text:list xml:id="list150914094244612" text:continue-numbering="true" text:style-name="WWNum1">
        <text:list-item>
          <text:p text:style-name="P2"><text:span text:style-name="T8">MEDIDA DE SUPERFÍCIE: METRO E CENTÍMETRO QUADRADO;</text:span></text:p>
        </text:list-item>
        <text:list-item>
          <text:p text:style-name="P2"><text:span text:style-name="T8">MEDIDA DE SUPERFÍCIE: ÁREA;</text:span></text:p>
        </text:list-item>
        <text:list-item>
          <text:p text:style-name="P2"><text:span text:style-name="T8">MEDIDA DE SUPERFÍCIE: PERÍMETRO.</text:span></text:p>
        </text:list-item>
      </text:list>
      <text:p text:style-name="P12"><text:span text:style-name="T2">AULA 08</text:span></text:p>
      <text:p text:style-name="P14"><text:span text:style-name="T6">Período de 16 à 27 de maio</text:span></text:p>
      <text:p text:style-name="P13"><text:span text:style-name="T6">PRÉ-ESCOLA - INFORMÁTICA EDUCACIONAL</text:span></text:p>
      <text:list xml:id="list150915013687822" text:continue-numbering="true" text:style-name="WWNum1">
        <text:list-item>
          <text:p text:style-name="P2"><text:span text:style-name="T8">NÚMEROS: SENSO NUMÉRICO;</text:span></text:p>
        </text:list-item>
        <text:list-item>
          <text:p text:style-name="P2"><text:span text:style-name="T8">NÚMEROS: CORRESPONDÊNCIA UM A UM;</text:span></text:p>
        </text:list-item>
        <text:list-item>
          <text:p text:style-name="P2"><text:span text:style-name="T8">NÚMEROS: SEQUÊNCIA NUMÉRICA;</text:span></text:p>
        </text:list-item>
        <text:list-item>
          <text:p text:style-name="P2"><text:span text:style-name="T8">NÚMEROS: CARDINALIDADE;</text:span></text:p>
        </text:list-item>
        <text:list-item>
          <text:p text:style-name="P2"><text:span text:style-name="T8">NÚMEROS: ORDINALIDADE;</text:span></text:p>
        </text:list-item>
        <text:list-item>
          <text:p text:style-name="P2"><text:span text:style-name="T8">NÚMEROS: SÍMBOLOS NUMÉRICOS.</text:span></text:p>
        </text:list-item>
      </text:list>
      <text:p text:style-name="P13"><text:span text:style-name="T6">1º ANO - INFORMÁTICA EDUCACIONAL </text:span></text:p>
      <text:list xml:id="list150915115876593" text:continue-numbering="true" text:style-name="WWNum1">
        <text:list-item>
          <text:p text:style-name="P2"><text:span text:style-name="T8">NÚMEROS: SEQUENCIAÇÃO NUMÉRICA,</text:span></text:p>
        </text:list-item>
        <text:list-item>
          <text:p text:style-name="P2"><text:span text:style-name="T8">NÚMEROS: CARDINALIDADE E ORDINALIDADE;</text:span></text:p>
        </text:list-item>
        <text:list-item>
          <text:p text:style-name="P2"><text:span text:style-name="T8">NÚMEROS: SÍMBOLOS NUMÉRICOS;</text:span></text:p>
        </text:list-item>
        <text:list-item>
          <text:p text:style-name="P2"><text:span text:style-name="T8">NÚMEROS: RETA NUMÉRICA.</text:span></text:p>
        </text:list-item>
      </text:list>
      <text:p text:style-name="P13"><text:span text:style-name="T6">2º ANO - INFORMÁTICA EDUCACIONAL </text:span></text:p>
      <text:list xml:id="list150916004982952" text:continue-numbering="true" text:style-name="WWNum1">
        <text:list-item>
          <text:p text:style-name="P2"><text:span text:style-name="T8">SISTEMA DE NUMERAÇÃO DECIMAL (NATURAIS): AGRUPAMENTO, BASE;</text:span></text:p>
        </text:list-item>
        <text:list-item>
          <text:p text:style-name="P2"><text:span text:style-name="T8">SISTEMA DE NUMERAÇÃO DECIMAL (NATURAIS): VALOR POSICIONAL;</text:span></text:p>
        </text:list-item>
        <text:list-item>
          <text:p text:style-name="P2"><text:span text:style-name="T8">SISTEMA DE NUMERAÇÃO DECIMAL (NATURAIS): SÍMBOLOS NUMÉRICOS;</text:span></text:p>
        </text:list-item>
        <text:list-item>
          <text:p text:style-name="P2"><text:span text:style-name="T8">SISTEMA DE NUMERAÇÃO DECIMAL (NATURAIS): SUCESSOR E ANTECESSOR;</text:span></text:p>
        </text:list-item>
        <text:list-item>
          <text:p text:style-name="P2"><text:span text:style-name="T8">SISTEMA DE NUMERAÇÃO DECIMAL (NATURAIS): SEQUÊNCIA NUMÉRICA (CRESCENTE E DECRESCENTE);</text:span></text:p>
        </text:list-item>
        <text:list-item>
          <text:p text:style-name="P2"><text:span text:style-name="T8">SISTEMA DE NUMERAÇÃO DECIMAL (NATURAIS): RETA NUMÉRICA;</text:span></text:p>
        </text:list-item>
        <text:list-item>
          <text:p text:style-name="P2"><text:span text:style-name="T8">SISTEMA DE NUMERAÇÃO DECIMAL (NATURAIS): PARES E ÍMPARES;</text:span></text:p>
        </text:list-item>
        <text:list-item>
          <text:p text:style-name="P2"><text:span text:style-name="T8">SISTEMA DE NUMERAÇÃO DECIMAL (NATURAIS): ORDINALIDADE E CARDINALIDADE.</text:span></text:p>
        </text:list-item>
      </text:list>
      <text:p text:style-name="P13"><text:span text:style-name="T6">3º ANO - INFORMÁTICA EDUCACIONAL </text:span></text:p>
      <text:list xml:id="list150915319234052" text:continue-numbering="true" text:style-name="WWNum1">
        <text:list-item>
          <text:p text:style-name="P2"><text:span text:style-name="T8">SISTEMA DE NUMERAÇÃO DECIMAL (NÚMEROS NATURAIS): RETA NUMÉRICA;</text:span></text:p>
        </text:list-item>
        <text:list-item>
          <text:p text:style-name="P2"><text:span text:style-name="T8">SISTEMA DE NUMERAÇÃO DECIMAL (NÚMEROS NATURAIS): PARES E ÍMPARES.</text:span></text:p>
        </text:list-item>
      </text:list>
      <text:p text:style-name="P13"><text:span text:style-name="T6">4º ANO - INFORMÁTICA EDUCACIONAL </text:span></text:p>
      <text:list xml:id="list150915921901380" text:continue-numbering="true" text:style-name="WWNum1">
        <text:list-item>
          <text:p text:style-name="P2"><text:span text:style-name="T8">SISTEMA DE NUMERAÇÃO DECIMAL (NÚMEROS NATURAIS): AGRUPAMENTO, BASE;</text:span></text:p>
        </text:list-item>
        <text:list-item>
          <text:p text:style-name="P2"><text:span text:style-name="T8">SISTEMA DE NUMERAÇÃO DECIMAL (NÚMEROS NATURAIS): VALOR POSICIONAL (ORDEM CLASSE);</text:span></text:p>
        </text:list-item>
        <text:list-item>
          <text:p text:style-name="P2"><text:span text:style-name="T8">SISTEMA DE NUMERAÇÃO DECIMAL (NÚMEROS NATURAIS): SÍMBOLOS NUMÉRICOS.</text:span></text:p>
        </text:list-item>
      </text:list>
      <text:p text:style-name="P13"><text:soft-page-break/><text:span text:style-name="T6">5º ANO - INFORMÁTICA EDUCACIONAL </text:span></text:p>
      <text:list xml:id="list150914327535175" text:continue-numbering="true" text:style-name="WWNum1">
        <text:list-item>
          <text:p text:style-name="P2"><text:span text:style-name="T8">PADRÕES E REGULARIDADES: SEQUÊNCIAS NUMÉRICAS (REGULARIDADES).</text:span></text:p>
        </text:list-item>
      </text:list>
      <text:p text:style-name="P12"><text:span text:style-name="T2">AULA 09</text:span></text:p>
      <text:p text:style-name="P14"><text:span text:style-name="T6">Período de 30 de maio à 10 de junho</text:span></text:p>
      <text:p text:style-name="P13"><text:span text:style-name="T6">PRÉ-ESCOLA - INFORMÁTICA EDUCACIONAL</text:span></text:p>
      <text:list xml:id="list150915665347322" text:continue-numbering="true" text:style-name="WWNum1">
        <text:list-item>
          <text:p text:style-name="P2"><text:span text:style-name="T8">OPERAÇÕES FUNDAMENTAIS: ADIÇÃO (JUNTAR);</text:span></text:p>
        </text:list-item>
        <text:list-item>
          <text:p text:style-name="P2"><text:span text:style-name="T8">OPERAÇÕES FUNDAMENTAIS: SUBTRAÇÃO (RETIRAR).</text:span></text:p>
        </text:list-item>
      </text:list>
      <text:p text:style-name="P13"><text:span text:style-name="T6">1º ANO - INFORMÁTICA EDUCACIONAL </text:span></text:p>
      <text:list xml:id="list150914818224750" text:continue-numbering="true" text:style-name="WWNum1">
        <text:list-item>
          <text:p text:style-name="P2"><text:span text:style-name="T8">OPERAÇÕES FUNDAMENTAIS: ADIÇÃO (JUNTAR, ACRESCENTAR);</text:span></text:p>
        </text:list-item>
        <text:list-item>
          <text:p text:style-name="P2"><text:span text:style-name="T8">OPERAÇÕES FUNDAMENTAIS: SUBTRAÇÃO (RETIRAR, COMPLEMENTAR).</text:span></text:p>
        </text:list-item>
      </text:list>
      <text:p text:style-name="P13"><text:span text:style-name="T6">2º ANO - INFORMÁTICA EDUCACIONAL </text:span></text:p>
      <text:list xml:id="list150915126693949" text:continue-numbering="true" text:style-name="WWNum1">
        <text:list-item>
          <text:p text:style-name="P2"><text:span text:style-name="T8">OPERAÇÕES FUNDAMENTAIS: ADIÇÃO (JUNTAR, ACRESCENTAR, SUCESSÃO);</text:span></text:p>
        </text:list-item>
        <text:list-item>
          <text:p text:style-name="P2"><text:span text:style-name="T8">OPERAÇÕES FUNDAMENTAIS: SUBTRAÇÃO (RETIRAR, COMPLEMENTAR).</text:span></text:p>
        </text:list-item>
      </text:list>
      <text:p text:style-name="P13"><text:span text:style-name="T6">3º ANO - INFORMÁTICA EDUCACIONAL </text:span></text:p>
      <text:list xml:id="list150914360542298" text:continue-numbering="true" text:style-name="WWNum1">
        <text:list-item>
          <text:p text:style-name="P2"><text:span text:style-name="T8">OPERAÇÕES FUNDAMENTAIS: ADIÇÃO (JUNTAR, ACRESCENTAR, SUCESSÃO, COM E SEM AGRUPAMENTOS);</text:span></text:p>
        </text:list-item>
        <text:list-item>
          <text:p text:style-name="P2"><text:span text:style-name="T8">OPERAÇÕES FUNDAMENTAIS: SUBTRAÇÃO (RETIRAR, COMPLEMENTAR, COMPARAR).</text:span></text:p>
        </text:list-item>
      </text:list>
      <text:p text:style-name="P13"><text:span text:style-name="T6">4º ANO - INFORMÁTICA EDUCACIONAL </text:span></text:p>
      <text:list xml:id="list150914344369139" text:continue-numbering="true" text:style-name="WWNum1">
        <text:list-item>
          <text:p text:style-name="P2"><text:span text:style-name="T8">PADRÕES E REGULARIDADES: SEQUÊNCIAS NUMÉRICAS (REGULARIDADES).</text:span></text:p>
        </text:list-item>
      </text:list>
      <text:p text:style-name="P13"><text:span text:style-name="T6">5º ANO - INFORMÁTICA EDUCACIONAL </text:span></text:p>
      <text:list xml:id="list150914171227949" text:continue-numbering="true" text:style-name="WWNum1">
        <text:list-item>
          <text:p text:style-name="P2"><text:span text:style-name="T8">OPERAÇÕES FUNDAMENTAIS COM NÚMEROS NATURAIS E RACIONAIS (NÃO NEGATIVOS): ADIÇÃO (JUNTAR, ACRESCENTAR, SUCESSÃO, COM E SEM AGRUPAMENTOS);</text:span></text:p>
        </text:list-item>
        <text:list-item>
          <text:p text:style-name="P2"><text:span text:style-name="T8">OPERAÇÕES FUNDAMENTAIS COM NÚMEROS NATURAIS E RACIONAIS (NÃO NEGATIVOS): SUBTRAÇÃO (RETIRAR, COMPLEMENTAR, COMPARAR).</text:span></text:p>
        </text:list-item>
      </text:list>
      <text:p text:style-name="P12"><text:span text:style-name="T2">AULA 10</text:span></text:p>
      <text:p text:style-name="P14"><text:span text:style-name="T6">Período de 13 à 24 de junho</text:span></text:p>
      <text:p text:style-name="P13"><text:span text:style-name="T6">PRÉ-ESCOLA - INFORMÁTICA EDUCACIONAL</text:span></text:p>
      <text:list xml:id="list150915409673995" text:continue-numbering="true" text:style-name="WWNum1">
        <text:list-item>
          <text:p text:style-name="P2"><text:span text:style-name="T8">Apresentação Pessoal</text:span></text:p>
        </text:list-item>
        <text:list-item>
          <text:p text:style-name="P2"><text:span text:style-name="T8">Regras do laboratorio</text:span></text:p>
        </text:list-item>
        <text:list-item>
          <text:p text:style-name="P2"><text:span text:style-name="T8">Conhecendo o computador</text:span></text:p>
        </text:list-item>
      </text:list>
      <text:p text:style-name="P13"><text:span text:style-name="T6">1º ANO - INFORMÁTICA EDUCACIONAL </text:span></text:p>
      <text:list xml:id="list150915229117388" text:continue-numbering="true" text:style-name="WWNum1">
        <text:list-item>
          <text:p text:style-name="P2"><text:span text:style-name="T8">Apresentação Pessoal</text:span></text:p>
        </text:list-item>
        <text:list-item>
          <text:p text:style-name="P2"><text:span text:style-name="T8">Regras do laboratorio</text:span></text:p>
        </text:list-item>
        <text:list-item>
          <text:p text:style-name="P2"><text:span text:style-name="T8">Conhecendo o computador</text:span></text:p>
        </text:list-item>
      </text:list>
      <text:p text:style-name="P13"><text:span text:style-name="T6">2º ANO - INFORMÁTICA EDUCACIONAL </text:span></text:p>
      <text:list xml:id="list150916129173693" text:continue-numbering="true" text:style-name="WWNum1">
        <text:list-item>
          <text:p text:style-name="P2"><text:span text:style-name="T8">Apresentação Pessoal</text:span></text:p>
        </text:list-item>
        <text:list-item>
          <text:p text:style-name="P2"><text:span text:style-name="T8">Regras do laboratorio</text:span></text:p>
        </text:list-item>
        <text:list-item>
          <text:p text:style-name="P2"><text:span text:style-name="T8">Conhecendo o computador</text:span></text:p>
        </text:list-item>
      </text:list>
      <text:p text:style-name="P13"><text:span text:style-name="T6">3º ANO - INFORMÁTICA EDUCACIONAL </text:span></text:p>
      <text:list xml:id="list150915020146292" text:continue-numbering="true" text:style-name="WWNum1">
        <text:list-item>
          <text:p text:style-name="P2"><text:span text:style-name="T8">Apresentação Pessoal</text:span></text:p>
        </text:list-item>
        <text:list-item>
          <text:p text:style-name="P2"><text:span text:style-name="T8">Regras do laboratorio</text:span></text:p>
        </text:list-item>
        <text:list-item>
          <text:p text:style-name="P2"><text:span text:style-name="T8">Conhecendo o computador</text:span></text:p>
        </text:list-item>
      </text:list>
      <text:p text:style-name="P13"><text:span text:style-name="T6">4º ANO - INFORMÁTICA EDUCACIONAL </text:span></text:p>
      <text:list xml:id="list150916144476134" text:continue-numbering="true" text:style-name="WWNum1">
        <text:list-item>
          <text:p text:style-name="P2"><text:span text:style-name="T8">Apresentação Pessoal</text:span></text:p>
        </text:list-item>
        <text:list-item>
          <text:p text:style-name="P2"><text:span text:style-name="T8">Regras do laboratorio</text:span></text:p>
        </text:list-item>
        <text:list-item>
          <text:p text:style-name="P2"><text:span text:style-name="T8">Conhecendo o computador</text:span></text:p>
        </text:list-item>
      </text:list>
      <text:p text:style-name="P13"><text:span text:style-name="T6">5º ANO - INFORMÁTICA EDUCACIONAL </text:span></text:p>
      <text:list xml:id="list150914768786802" text:continue-numbering="true" text:style-name="WWNum1">
        <text:list-item>
          <text:p text:style-name="P2"><text:span text:style-name="T8">Apresentação Pessoal</text:span></text:p>
        </text:list-item>
        <text:list-item>
          <text:p text:style-name="P2"><text:span text:style-name="T8">Regras do laboratorio</text:span></text:p>
        </text:list-item>
        <text:list-item>
          <text:p text:style-name="P2"><text:span text:style-name="T8">Conhecendo o computador</text:span></text:p>
        </text:list-item>
      </text:list>
      <text:p text:style-name="P11"/>
      <text:p text:style-name="P12"><text:span text:style-name="T2">AULA 11</text:span></text:p>
      <text:p text:style-name="P14"><text:span text:style-name="T6">Período de 20 à 24 de junho</text:span></text:p>
      <text:p text:style-name="P13"><text:span text:style-name="T6">PRÉ-ESCOLA - INFORMÁTICA EDUCACIONAL</text:span></text:p>
      <text:list xml:id="list150916096421792" text:continue-numbering="true" text:style-name="WWNum1">
        <text:list-item>
          <text:p text:style-name="P2"><text:span text:style-name="T8">BREVE HISTÓRICO DAS TECNOLOGIAS</text:span></text:p>
        </text:list-item>
      </text:list>
      <text:p text:style-name="P13"><text:span text:style-name="T6">1º ANO - INFORMÁTICA EDUCACIONAL </text:span></text:p>
      <text:list xml:id="list150914842386281" text:continue-numbering="true" text:style-name="WWNum1">
        <text:list-item>
          <text:p text:style-name="P2"><text:span text:style-name="T8">BREVE HISTÓRICO DAS TECNOLOGIAS</text:span></text:p>
        </text:list-item>
      </text:list>
      <text:p text:style-name="P13"><text:span text:style-name="T6">2º ANO - INFORMÁTICA EDUCACIONAL </text:span></text:p>
      <text:list xml:id="list150915906789738" text:continue-numbering="true" text:style-name="WWNum1">
        <text:list-item>
          <text:p text:style-name="P2"><text:span text:style-name="T8">HISTÓRIA DA TECNOLOGIA: O HOMEM E AS INVENÇÕES EM TECNOLOGIA DE COMUNICAÇÃO DIGITAL.</text:span></text:p>
        </text:list-item>
      </text:list>
      <text:p text:style-name="P13"><text:span text:style-name="T6">3º ANO - INFORMÁTICA EDUCACIONAL </text:span></text:p>
      <text:list xml:id="list150914555596174" text:continue-numbering="true" text:style-name="WWNum1">
        <text:list-item>
          <text:p text:style-name="P2"><text:span text:style-name="T8">BREVE HISTÓRIA DAS TECNOLOGIAS; DE ONDE VIERAM OS COMPUTADORES; ONDE SÃO USADOS OS COMPUTADORES.</text:span></text:p>
        </text:list-item>
      </text:list>
      <text:p text:style-name="P13"><text:span text:style-name="T6">4º ANO - INFORMÁTICA EDUCACIONAL </text:span></text:p>
      <text:list xml:id="list150916092811783" text:continue-numbering="true" text:style-name="WWNum1">
        <text:list-item>
          <text:p text:style-name="P2"><text:span text:style-name="T8">HISTÓRIA DA TECNOLOGIA: O HOMEM E AS INVENÇÕES EM TECNOLOGIA DA INFORMAÇÃO E DA COMUNICAÇÃO DO ÁBACO AO SMARTPHONE.</text:span></text:p>
        </text:list-item>
      </text:list>
      <text:p text:style-name="P13"><text:span text:style-name="T6">5º ANO - INFORMÁTICA EDUCACIONAL </text:span></text:p>
      <text:list xml:id="list150915282312163" text:continue-numbering="true" text:style-name="WWNum1">
        <text:list-item>
          <text:p text:style-name="P2"><text:span text:style-name="T8">HISTÓRIA DA TECNOLOGIA: O HOMEM E AS INVENÇÕES EM TECNOLOGIA DA INFORMAÇÃO E DA COMUNICAÇÃO DO ÁBACO AO SMARTPHONE.</text:span></text:p>
        </text:list-item>
      </text:list>
      <text:p text:style-name="P17"/>
      <text:p text:style-name="P12"><text:span text:style-name="T2">AULA 12</text:span></text:p>
      <text:p text:style-name="P14"><text:span text:style-name="T6">Período de 27 à 1 de julho</text:span></text:p>
      <text:p text:style-name="P13"><text:span text:style-name="T6">PRÉ-ESCOLA - INFORMÁTICA EDUCACIONAL</text:span></text:p>
      <text:list xml:id="list150914525951995" text:continue-numbering="true" text:style-name="WWNum1">
        <text:list-item>
          <text:p text:style-name="P2"><text:span text:style-name="T8">BREVE HISTÓRICO DAS TECNOLOGIAS</text:span></text:p>
        </text:list-item>
        <text:list-item>
          <text:p text:style-name="P2"><text:span text:style-name="T8">Uso do teclado</text:span></text:p>
        </text:list-item>
      </text:list>
      <text:p text:style-name="P13"><text:span text:style-name="T6">1º ANO - INFORMÁTICA EDUCACIONAL </text:span></text:p>
      <text:list xml:id="list150915358647034" text:continue-numbering="true" text:style-name="WWNum1">
        <text:list-item>
          <text:p text:style-name="P2"><text:span text:style-name="T8">BREVE HISTÓRICO DAS TECNOLOGIAS</text:span></text:p>
        </text:list-item>
        <text:list-item>
          <text:p text:style-name="P2"><text:span text:style-name="T8">Uso do teclado</text:span></text:p>
        </text:list-item>
      </text:list>
      <text:p text:style-name="P13"><text:span text:style-name="T6">2º ANO - INFORMÁTICA EDUCACIONAL </text:span></text:p>
      <text:list xml:id="list150915011169636" text:continue-numbering="true" text:style-name="WWNum1">
        <text:list-item>
          <text:p text:style-name="P2"><text:span text:style-name="T8">HISTÓRIA DA TECNOLOGIA: O HOMEM E AS INVENÇÕES EM TECNOLOGIA DE COMUNICAÇÃO DIGITAL.</text:span></text:p>
        </text:list-item>
        <text:list-item>
          <text:p text:style-name="P2"><text:span text:style-name="T8">Uso do teclado</text:span></text:p>
        </text:list-item>
      </text:list>
      <text:p text:style-name="P13"><text:span text:style-name="T6">3º ANO - INFORMÁTICA EDUCACIONAL </text:span></text:p>
      <text:list xml:id="list150914829545045" text:continue-numbering="true" text:style-name="WWNum1">
        <text:list-item>
          <text:p text:style-name="P2"><text:span text:style-name="T8">BREVE HISTÓRIA DAS TECNOLOGIAS; DE ONDE VIERAM OS COMPUTADORES; ONDE SÃO USADOS OS COMPUTADORES.</text:span></text:p>
        </text:list-item>
        <text:list-item>
          <text:p text:style-name="P2"><text:span text:style-name="T8">Uso do teclado</text:span></text:p>
        </text:list-item>
      </text:list>
      <text:p text:style-name="P13"><text:span text:style-name="T6">4º ANO - INFORMÁTICA EDUCACIONAL </text:span></text:p>
      <text:list xml:id="list150915095294556" text:continue-numbering="true" text:style-name="WWNum1">
        <text:list-item>
          <text:p text:style-name="P2"><text:span text:style-name="T8">HISTÓRIA DA TECNOLOGIA: O HOMEM E AS INVENÇÕES EM TECNOLOGIA DA INFORMAÇÃO E DA COMUNICAÇÃO DO ÁBACO AO SMARTPHONE.</text:span></text:p>
        </text:list-item>
        <text:list-item>
          <text:p text:style-name="P2"><text:span text:style-name="T8">Uso do teclado</text:span></text:p>
        </text:list-item>
      </text:list>
      <text:p text:style-name="P13"><text:span text:style-name="T6">5º ANO - INFORMÁTICA EDUCACIONAL </text:span></text:p>
      <text:list xml:id="list150915801773005" text:continue-numbering="true" text:style-name="WWNum1">
        <text:list-item>
          <text:p text:style-name="P2"><text:span text:style-name="T8">HISTÓRIA DA TECNOLOGIA: O HOMEM E AS INVENÇÕES EM TECNOLOGIA DA INFORMAÇÃO E DA COMUNICAÇÃO DO ÁBACO AO SMARTPHONE.</text:span></text:p>
        </text:list-item>
        <text:list-item>
          <text:p text:style-name="P2"><text:span text:style-name="T8">Uso do teclado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<text:span text:style-name="T2">AULA 13</text:span></text:p>
      <text:p text:style-name="P14"><text:span text:style-name="T6">Período de 4 à 8 de julho</text:span></text:p>
      <text:p text:style-name="P13"><text:span text:style-name="T6">PRÉ-ESCOLA - INFORMÁTICA EDUCACIONAL</text:span></text:p>
      <text:list xml:id="list150915787250308" text:continue-numbering="true" text:style-name="WWNum1">
        <text:list-item>
          <text:p text:style-name="P2"><text:span text:style-name="T8">BREVE HISTÓRICO DAS TECNOLOGIAS</text:span></text:p>
        </text:list-item>
        <text:list-item>
          <text:p text:style-name="P2"><text:span text:style-name="T8">Jogos flash</text:span></text:p>
        </text:list-item>
      </text:list>
      <text:p text:style-name="P13"><text:span text:style-name="T6">1º ANO - INFORMÁTICA EDUCACIONAL </text:span></text:p>
      <text:list xml:id="list150914563172591" text:continue-numbering="true" text:style-name="WWNum1">
        <text:list-item>
          <text:p text:style-name="P2"><text:span text:style-name="T8">BREVE HISTÓRICO DAS TECNOLOGIAS</text:span></text:p>
        </text:list-item>
        <text:list-item>
          <text:p text:style-name="P2"><text:span text:style-name="T8">Uso do </text:span><text:bookmark text:name="_GoBack3"/><text:span text:style-name="T8">computador, ligar, conectar ao navegador, usar atividades disponíveis no servidor</text:span></text:p>
        </text:list-item>
      </text:list>
      <text:p text:style-name="P13"><text:span text:style-name="T6">2º ANO - INFORMÁTICA EDUCACIONAL </text:span></text:p>
      <text:list xml:id="list150914157105117" text:continue-numbering="true" text:style-name="WWNum1">
        <text:list-item>
          <text:p text:style-name="P2"><text:span text:style-name="T8">HISTÓRIA DA TECNOLOGIA: O HOMEM E AS INVENÇÕES EM TECNOLOGIA DE COMUNICAÇÃO DIGITAL.</text:span></text:p>
        </text:list-item>
        <text:list-item>
          <text:p text:style-name="P2"><text:span text:style-name="T8">Uso do </text:span><text:bookmark text:name="_GoBack31"/><text:span text:style-name="T8">computador, ligar, conectar ao navegador, usar atividades disponíveis no servidor</text:span></text:p>
        </text:list-item>
      </text:list>
      <text:p text:style-name="P13"><text:span text:style-name="T6">3º ANO - INFORMÁTICA EDUCACIONAL </text:span></text:p>
      <text:list xml:id="list150914984225947" text:continue-numbering="true" text:style-name="WWNum1">
        <text:list-item>
          <text:p text:style-name="P2"><text:span text:style-name="T8">BREVE HISTÓRIA DAS TECNOLOGIAS; DE ONDE VIERAM OS COMPUTADORES; ONDE SÃO USADOS OS COMPUTADORES.</text:span></text:p>
        </text:list-item>
        <text:list-item>
          <text:p text:style-name="P2"><text:span text:style-name="T8">Uso do </text:span><text:bookmark text:name="_GoBack32"/><text:span text:style-name="T8">computador, ligar, conectar ao navegador, usar atividades disponíveis no servidor</text:span></text:p>
        </text:list-item>
      </text:list>
      <text:p text:style-name="P13"><text:span text:style-name="T6">4º ANO - INFORMÁTICA EDUCACIONAL </text:span></text:p>
      <text:list xml:id="list150914484783779" text:continue-numbering="true" text:style-name="WWNum1">
        <text:list-item>
          <text:p text:style-name="P2"><text:span text:style-name="T8">HISTÓRIA DA TECNOLOGIA: O HOMEM E AS INVENÇÕES EM TECNOLOGIA DA INFORMAÇÃO E DA COMUNICAÇÃO DO ÁBACO AO SMARTPHONE.</text:span></text:p>
        </text:list-item>
        <text:list-item>
          <text:p text:style-name="P2"><text:span text:style-name="T8">Uso do </text:span><text:bookmark text:name="_GoBack33"/><text:span text:style-name="T8">computador, ligar, conectar ao navegador, usar atividades disponíveis no servidor</text:span></text:p>
        </text:list-item>
      </text:list>
      <text:p text:style-name="P13"><text:span text:style-name="T6">5º ANO - INFORMÁTICA EDUCACIONAL </text:span></text:p>
      <text:list xml:id="list150914704280856" text:continue-numbering="true" text:style-name="WWNum1">
        <text:list-item>
          <text:p text:style-name="P2"><text:span text:style-name="T8">HISTÓRIA DA TECNOLOGIA: O HOMEM E AS INVENÇÕES EM TECNOLOGIA DA INFORMAÇÃO E DA COMUNICAÇÃO DO ÁBACO AO SMARTPHONE.</text:span></text:p>
        </text:list-item>
        <text:list-item>
          <text:p text:style-name="P2"><text:span text:style-name="T9">Uso do </text:span><text:bookmark text:name="_GoBack34"/><text:span text:style-name="T9">computador, ligar, conectar ao navegador, usar atividades disponíveis no servidor</text:span></text:p>
        </text:list-item>
      </text:list>
      <text:p text:style-name="P19"><text:span text:style-name="T2">AULA 14</text:span></text:p>
      <text:p text:style-name="P21"><text:span text:style-name="T6">Período de 25 à 29 de julho</text:span></text:p>
      <text:list xml:id="list150915218917398" text:continue-numbering="true" text:style-name="WWNum1">
        <text:list-item>
          <text:p text:style-name="P15"><text:span text:style-name="T6">PRÉ-ESCOLA - INFORMÁTICA EDUCACIONAL</text:span></text:p>
        </text:list-item>
        <text:list-item>
          <text:p text:style-name="P2"><text:span text:style-name="T8">BREVE HISTÓRICO DAS TECNOLOGIAS</text:span></text:p>
        </text:list-item>
        <text:list-item>
          <text:p text:style-name="P2"><text:span text:style-name="T8">Revisão sobre os componentes do computador</text:span></text:p>
        </text:list-item>
        <text:list-item>
          <text:p text:style-name="P15"><text:span text:style-name="T6">1º ANO - INFORMÁTICA EDUCACIONAL </text:span></text:p>
        </text:list-item>
        <text:list-item>
          <text:p text:style-name="P2"><text:span text:style-name="T8">BREVE HISTÓRICO DAS TECNOLOGIAS</text:span></text:p>
        </text:list-item>
        <text:list-item>
          <text:p text:style-name="P2"><text:span text:style-name="T8">Revisão sobre os componentes do computador</text:span></text:p>
        </text:list-item>
        <text:list-item>
          <text:p text:style-name="P15"><text:span text:style-name="T6">2º ANO - INFORMÁTICA EDUCACIONAL </text:span></text:p>
        </text:list-item>
        <text:list-item>
          <text:p text:style-name="P2"><text:span text:style-name="T8">HISTÓRIA DA TECNOLOGIA: O HOMEM E AS INVENÇÕES EM TECNOLOGIA DE COMUNICAÇÃO DIGITAL.</text:span></text:p>
        </text:list-item>
        <text:list-item>
          <text:p text:style-name="P2"><text:span text:style-name="T8">Revisão sobre os componentes do computador</text:span></text:p>
        </text:list-item>
        <text:list-item>
          <text:p text:style-name="P15"><text:span text:style-name="T6">3º ANO - INFORMÁTICA EDUCACIONAL </text:span></text:p>
        </text:list-item>
        <text:list-item>
          <text:p text:style-name="P2"><text:span text:style-name="T8">BREVE HISTÓRIA DAS TECNOLOGIAS; DE ONDE VIERAM OS COMPUTADORES; ONDE SÃO USADOS OS COMPUTADORES.</text:span></text:p>
        </text:list-item>
        <text:list-item>
          <text:p text:style-name="P2"><text:span text:style-name="T8">Revisão sobre os componentes do computador</text:span></text:p>
        </text:list-item>
        <text:list-item>
          <text:p text:style-name="P15"><text:span text:style-name="T6">4º ANO - INFORMÁTICA EDUCACIONAL </text:span></text:p>
        </text:list-item>
        <text:list-item>
          <text:p text:style-name="P2"><text:span text:style-name="T8">HISTÓRIA DA TECNOLOGIA: O HOMEM E AS INVENÇÕES EM TECNOLOGIA DA INFORMAÇÃO E DA COMUNICAÇÃO DO ÁBACO AO SMARTPHONE.</text:span></text:p>
        </text:list-item>
        <text:list-item>
          <text:p text:style-name="P2"><text:span text:style-name="T8">Revisão sobre os componentes do computador</text:span></text:p>
        </text:list-item>
        <text:list-item>
          <text:p text:style-name="P15"><text:span text:style-name="T6">5º ANO - INFORMÁTICA EDUCACIONAL </text:span></text:p>
        </text:list-item>
        <text:list-item>
          <text:p text:style-name="P2"><text:span text:style-name="T8">HISTÓRIA DA TECNOLOGIA: O HOMEM E AS INVENÇÕES EM TECNOLOGIA DA INFORMAÇÃO E DA COMUNICAÇÃO DO ÁBACO AO SMARTPHONE.</text:span></text:p>
        </text:list-item>
        <text:list-item>
          <text:p text:style-name="P2"><text:span text:style-name="T9">Revisão sobre os componentes do computador</text:span></text:p>
        </text:list-item>
      </text:list>
      <text:p text:style-name="P18"/>
      <text:p text:style-name="P19"><text:span text:style-name="T2">AULA 15</text:span></text:p>
      <text:p text:style-name="P21"><text:span text:style-name="T6">Período de 1 à 5 de Agosto</text:span><text:bookmark text:name="_GoBack"/></text:p>
      <text:list xml:id="list150915134447366" text:continue-numbering="true" text:style-name="WWNum1">
        <text:list-item>
          <text:p text:style-name="P15"><text:span text:style-name="T6">PRÉ-ESCOLA - INFORMÁTICA EDUCACIONAL</text:span></text:p>
        </text:list-item>
        <text:list-item>
          <text:p text:style-name="P2"><text:span text:style-name="T8">BREVE HISTÓRICO DAS TECNOLOGIAS</text:span></text:p>
        </text:list-item>
        <text:list-item>
          <text:p text:style-name="P2"><text:span text:style-name="T9">Apresentação da navegação Web</text:span></text:p>
        </text:list-item>
        <text:list-item>
          <text:p text:style-name="P15"><text:span text:style-name="T6">1º ANO - INFORMÁTICA EDUCACIONAL </text:span></text:p>
        </text:list-item>
        <text:list-item>
          <text:p text:style-name="P2"><text:span text:style-name="T8">BREVE HISTÓRICO DAS TECNOLOGIAS</text:span></text:p>
        </text:list-item>
        <text:list-item>
          <text:p text:style-name="P2"><text:span text:style-name="T9">Apresentação da navegação Web</text:span></text:p>
        </text:list-item>
        <text:list-item>
          <text:p text:style-name="P15"><text:span text:style-name="T6">2º ANO - INFORMÁTICA EDUCACIONAL </text:span></text:p>
        </text:list-item>
        <text:list-item>
          <text:p text:style-name="P2"><text:span text:style-name="T8">HISTÓRIA DA TECNOLOGIA: O HOMEM E AS INVENÇÕES EM TECNOLOGIA DE COMUNICAÇÃO DIGITAL.</text:span></text:p>
        </text:list-item>
        <text:list-item>
          <text:p text:style-name="P2"><text:span text:style-name="T9">Navegação Web</text:span></text:p>
        </text:list-item>
        <text:list-item>
          <text:p text:style-name="P15"><text:span text:style-name="T6">3º ANO - INFORMÁTICA EDUCACIONAL </text:span></text:p>
        </text:list-item>
        <text:list-item>
          <text:p text:style-name="P2"><text:span text:style-name="T8">BREVE HISTÓRIA DAS TECNOLOGIAS; DE ONDE VIERAM OS COMPUTADORES; ONDE SÃO USADOS OS COMPUTADORES.</text:span></text:p>
        </text:list-item>
        <text:list-item>
          <text:p text:style-name="P2"><text:span text:style-name="T9">Navegação Web</text:span></text:p>
        </text:list-item>
        <text:list-item>
          <text:p text:style-name="P15"><text:span text:style-name="T6">4º ANO - INFORMÁTICA EDUCACIONAL </text:span></text:p>
        </text:list-item>
        <text:list-item>
          <text:p text:style-name="P2"><text:span text:style-name="T8">HISTÓRIA DA TECNOLOGIA: O HOMEM E AS INVENÇÕES EM TECNOLOGIA DA INFORMAÇÃO E DA COMUNICAÇÃO DO ÁBACO AO SMARTPHONE.</text:span></text:p>
        </text:list-item>
        <text:list-item>
          <text:p text:style-name="P2"><text:span text:style-name="T9">Navegação Web</text:span></text:p>
        </text:list-item>
        <text:list-item>
          <text:p text:style-name="P15"><text:span text:style-name="T6">5º ANO - INFORMÁTICA EDUCACIONAL </text:span></text:p>
        </text:list-item>
        <text:list-item>
          <text:p text:style-name="P2"><text:span text:style-name="T8">HISTÓRIA DA TECNOLOGIA: O HOMEM E AS INVENÇÕES EM TECNOLOGIA DA INFORMAÇÃO E DA COMUNICAÇÃO DO ÁBACO AO SMARTPHONE.</text:span></text:p>
        </text:list-item>
        <text:list-item>
          <text:p text:style-name="P2"><text:span text:style-name="T9">Navegação Web</text:span></text:p>
        </text:list-item>
      </text:list>
      <text:p text:style-name="P23"/>
      <text:p text:style-name="P20"><text:span text:style-name="T2">AULA 1</text:span><text:span text:style-name="T4">6</text:span></text:p>
      <text:p text:style-name="P22"><text:span text:style-name="T6">Período de </text:span><text:span text:style-name="T7">8</text:span><text:span text:style-name="T6"> à </text:span><text:span text:style-name="T7">12</text:span><text:span text:style-name="T6"> de Agosto</text:span><text:bookmark text:name="_GoBack2"/></text:p>
      <text:list xml:id="list150914578067237" text:continue-numbering="true" text:style-name="WWNum1">
        <text:list-item>
          <text:p text:style-name="P16"><text:span text:style-name="T6">PRÉ-ESCOLA - INFORMÁTICA EDUCACIONAL</text:span></text:p>
        </text:list-item>
        <text:list-item>
          <text:p text:style-name="P3"><text:span text:style-name="T8">BREVE HISTÓRICO DAS TECNOLOGIAS</text:span></text:p>
        </text:list-item>
        <text:list-item>
          <text:p text:style-name="P5">Jogos WEB</text:p>
        </text:list-item>
        <text:list-item>
          <text:p text:style-name="P5">Desenho animado para os que não querem jogar</text:p>
        </text:list-item>
        <text:list-item>
          <text:p text:style-name="P16"><text:span text:style-name="T6">1º ANO - INFORMÁTICA EDUCACIONAL </text:span></text:p>
        </text:list-item>
        <text:list-item>
          <text:p text:style-name="P3"><text:span text:style-name="T8">BREVE HISTÓRICO DAS TECNOLOGIAS</text:span></text:p>
        </text:list-item>
        <text:list-item>
          <text:p text:style-name="P5">Uso do Navegador WEB</text:p>
        </text:list-item>
        <text:list-item>
          <text:p text:style-name="P16"><text:span text:style-name="T6">2º ANO - INFORMÁTICA EDUCACIONAL </text:span></text:p>
        </text:list-item>
        <text:list-item>
          <text:p text:style-name="P3"><text:span text:style-name="T8">HISTÓRIA DA TECNOLOGIA: O HOMEM E AS INVENÇÕES EM TECNOLOGIA DE COMUNICAÇÃO DIGITAL.</text:span></text:p>
        </text:list-item>
        <text:list-item>
          <text:p text:style-name="P5">Uso do Navegador WEB</text:p>
        </text:list-item>
        <text:list-item>
          <text:p text:style-name="P5">Serviços WEB</text:p>
        </text:list-item>
        <text:list-item>
          <text:p text:style-name="P16"><text:span text:style-name="T6">3º ANO - INFORMÁTICA EDUCACIONAL </text:span></text:p>
        </text:list-item>
        <text:list-item>
          <text:p text:style-name="P3"><text:span text:style-name="T8">BREVE HISTÓRIA DAS TECNOLOGIAS; DE ONDE VIERAM OS COMPUTADORES; ONDE SÃO USADOS OS COMPUTADORES.</text:span></text:p>
        </text:list-item>
        <text:list-item>
          <text:p text:style-name="P5">Uso do Navegador WEB</text:p>
        </text:list-item>
        <text:list-item>
          <text:p text:style-name="P5">Serviços WEB</text:p>
        </text:list-item>
        <text:list-item>
          <text:p text:style-name="P5">Servidores WEB</text:p>
        </text:list-item>
        <text:list-item>
          <text:p text:style-name="P16"><text:span text:style-name="T6">4º ANO - INFORMÁTICA EDUCACIONAL </text:span></text:p>
        </text:list-item>
        <text:list-item>
          <text:p text:style-name="P3"><text:span text:style-name="T8">HISTÓRIA DA TECNOLOGIA: O HOMEM E AS INVENÇÕES EM TECNOLOGIA DA INFORMAÇÃO E DA COMUNICAÇÃO DO ÁBACO AO SMARTPHONE.</text:span></text:p>
        </text:list-item>
        <text:list-item>
          <text:p text:style-name="P5">Uso do Navegador WEB</text:p>
        </text:list-item>
        <text:list-item>
          <text:p text:style-name="P5">Serviços WEB</text:p>
        </text:list-item>
        <text:list-item>
          <text:p text:style-name="P5">Servidores WEB</text:p>
        </text:list-item>
        <text:list-item>
          <text:p text:style-name="P5">Navegação por IP</text:p>
        </text:list-item>
        <text:list-item>
          <text:p text:style-name="P16"><text:span text:style-name="T6">5º ANO - INFORMÁTICA EDUCACIONAL </text:span></text:p>
        </text:list-item>
        <text:list-item>
          <text:p text:style-name="P3"><text:span text:style-name="T8">HISTÓRIA DA TECNOLOGIA: O HOMEM E AS INVENÇÕES EM TECNOLOGIA DA INFORMAÇÃO E DA COMUNICAÇÃO DO ÁBACO AO SMARTPHONE.</text:span></text:p>
        </text:list-item>
        <text:list-item>
          <text:p text:style-name="P6"><text:span text:style-name="T10">Uso do Navegador WEB</text:span></text:p>
        </text:list-item>
        <text:list-item>
          <text:p text:style-name="P5">Serviços WEB</text:p>
        </text:list-item>
        <text:list-item>
          <text:p text:style-name="P5">Servidores WEB</text:p>
        </text:list-item>
        <text:list-item>
          <text:p text:style-name="P7"><text:span text:style-name="T9">Navegação por IP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gency FB" svg:font-family="'Agency FB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1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宋体" style:font-family-asian="宋体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Revisão1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fo:hyphenate="false" fo:hyphenation-remain-char-count="2" fo:hyphenation-push-char-count="2" loext:hyphenation-no-caps="false"/>
    </style:style>
    <style:style style:name="Texto_20_padrão" style:display-name="Texto padrão" style:family="paragraph" style:parent-style-name="Standard" style:default-outline-level="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Cabeçalho_20_do_20_Sumário1" style:display-name="Cabeçalho do Sumário1" style:family="paragraph" style:parent-style-name="Heading_20_1" style:next-style-name="Standard" style:default-outline-level="">
      <style:text-properties style:language-asian="pt" style:country-asian="BR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宋体" style:font-family-asian="宋体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o_20_padrão" style:list-style-name="">
      <style:paragraph-properties fo:margin-left="-1cm" fo:margin-right="0cm" fo:text-align="center" style:justify-single-word="false" fo:text-indent="1cm" style:auto-text-indent="false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Footer">
      <style:text-properties officeooo:paragraph-rsid="000790f5"/>
    </style:style>
    <style:style style:name="MP4" style:family="paragraph">
      <loext:graphic-properties draw:fill="none"/>
      <style:paragraph-properties fo:text-align="start"/>
      <style:text-properties fo:color="#000000" fo:font-size="18pt"/>
    </style:style>
    <style:style style:name="MT1" style:family="text">
      <style:text-properties style:font-name="Arial" fo:font-size="11pt" fo:language="pt" fo:country="BR" fo:font-weight="bold" style:font-size-asian="11pt" style:font-weight-asian="bold"/>
    </style:style>
    <style:style style:name="MT2" style:family="text">
      <style:text-properties fo:font-weight="bold" style:font-weight-asian="bold" style:font-size-complex="10pt"/>
    </style:style>
    <style:style style:name="MT3" style:family="text">
      <style:text-properties fo:color="#000000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Mgr1" style:family="graphic" style:parent-style-name="Graphics">
      <style:graphic-properties draw:stroke="none" svg:stroke-width="0.018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847cm" fo:margin-bottom="0.847cm" fo:margin-left="0.847cm" fo:margin-right="0.847cm" fo:border="6.01pt double #000000" style:border-line-width="0.106cm 0.053cm 0.053cm" fo:padding-top="0.192cm" fo:padding-bottom="0.192cm" fo:padding-left="0.693cm" fo:padding-right="0.69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6.01pt double #000000" style:border-line-width="0.106cm 0.053cm 0.053cm" fo:padding-top="0.293cm" fo:padding-bottom="0.293cm" fo:padding-left="0.693cm" fo:padding-right="0.69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MP1" text:outline-level="1"><draw:frame draw:style-name="Mfr1" draw:name="Imagem 10" text:anchor-type="char" svg:x="-1.381cm" svg:y="-0.125cm" svg:width="1.409cm" svg:height="1.198cm" draw:z-index="18"><draw:image xlink:href="Pictures/10000000000000A80000009EEB2860A1D1E25111.png" xlink:type="simple" xlink:show="embed" xlink:actuate="onLoad" loext:mime-type="image/png"/></draw:frame><text:span text:style-name="MT1">ESCOLA MUNICIPAL ADOLIVAL PIAN – EDUC. INFANTIL E ENSINO FUNDAMENTAL</text:span></text:h>
        <text:p text:style-name="MP2"><text:span text:style-name="MT2">Rua Paranaguá, 2479 – Bairro São Cristóvão – CEP 85816–100 – Cascavel – PR – Fone 3902-1633</text:span></text:p>
      </style:header>
      <style:footer>
        <text:p text:style-name="MP3"><draw:custom-shape text:anchor-type="paragraph" draw:z-index="37" draw:name="Caixa de Texto 1" draw:style-name="Mgr1" draw:text-style-name="MP4" svg:width="5.081cm" svg:height="0.449cm" svg:x="16.792cm" svg:y="0.002cm"><text:p text:style-name="Footer"><text:span text:style-name="MT3"><text:page-number text:select-page="current">18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nstrutor</meta:initial-creator>
    <meta:editing-cycles>146</meta:editing-cycles>
    <meta:print-date>2022-06-10T18:41:00</meta:print-date>
    <meta:creation-date>2017-06-01T13:16:00</meta:creation-date>
    <dc:date>2022-08-05T15:08:31.581164654</dc:date>
    <dc:language>pt-BR</dc:language>
    <meta:editing-duration>PT19M37S</meta:editing-duration>
    <meta:generator>LibreOffice/6.4.7.2$Linux_X86_64 LibreOffice_project/40$Build-2</meta:generator>
    <meta:document-statistic meta:table-count="0" meta:image-count="1" meta:object-count="0" meta:page-count="20" meta:paragraph-count="388" meta:word-count="2661" meta:character-count="17877" meta:non-whitespace-character-count="1578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ICV">E7FAAE6203324C4DB75A787E0F6430F1</meta:user-defined>
    <meta:user-defined meta:name="KSOProductBuildVer" meta:value-type="string">1046-11.2.0.11156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